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" style:family="table-cell" style:parent-style-name="_1054__1073__1099__1095__1085__1099__1081__32_2" style:data-style-name="N36">
      <style:table-cell-properties fo:border="thin solid #000000" style:vertical-align="automatic" fo:wrap-option="wrap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" style:family="table-cell" style:parent-style-name="_1054__1073__1099__1095__1085__1099__1081__32_2" style:data-style-name="N3">
      <style:table-cell-properties fo:border="thin solid #000000" style:vertical-align="top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_1054__1073__1099__1095__1085__1099__1081__32_2" style:data-style-name="N3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9" style:family="table-cell" style:parent-style-name="Default" style:data-style-name="N3"/>
    <style:style style:name="ce10" style:family="table-cell" style:parent-style-name="Default" style:data-style-name="N2"/>
    <style:style style:name="ce11" style:family="table-cell" style:parent-style-name="_1054__1073__1099__1095__1085__1099__1081__32_2" style:data-style-name="N0">
      <style:table-cell-properties fo:border="thin solid #000000" style:vertical-align="automatic" fo:wrap-option="wrap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">
      <style:table-cell-properties fo:background-color="transparent"/>
    </style:style>
    <style:style style:name="ce15" style:family="table-cell" style:parent-style-name="Default" style:data-style-name="N2">
      <style:table-cell-properties fo:background-color="transparent"/>
    </style:style>
    <style:style style:name="ce16" style:family="table-cell" style:parent-style-name="Default" style:data-style-name="N4"/>
    <style:style style:name="ce17" style:family="table-cell" style:parent-style-name="Default" style:data-style-name="N0">
      <style:table-cell-properties style:vertical-align="automatic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justify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77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shapes>
          <draw:frame draw:z-index="1" draw:id="id0" draw:style-name="a0" draw:name="Диаграмма 1" svg:x="9.99685in" svg:y="14.33884in" svg:width="6.29724in" svg:height="3.5362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default-cell-style-name="ce1"/>
        <table:table-column table:style-name="co1" table:number-columns-repeated="8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8" table:number-columns-repeated="16363" table:default-cell-style-name="ce1"/>
        <table:table-row table:style-name="ro1">
          <table:table-cell office:value-type="string" table:style-name="ce1">
            <text:p>№</text:p>
          </table:table-cell>
          <table:table-cell office:value-type="string" table:style-name="ce1">
            <text:p>Регион</text:p>
          </table:table-cell>
          <table:table-cell office:value-type="string" table:style-name="ce2">
            <text:p>Величина прожиточного минимума трудоспособного населения, руб., x</text:p>
          </table:table-cell>
          <table:table-cell office:value-type="string" table:style-name="ce2">
            <text:p>Среднедушевые денежные доходы населения по субъектам РФ, руб., y</text:p>
          </table:table-cell>
          <table:table-cell office:value-type="string" table:style-name="ce3">
            <text:p>x*y</text:p>
          </table:table-cell>
          <table:table-cell office:value-type="string" table:style-name="ce3">
            <text:p>X^2</text:p>
          </table:table-cell>
          <table:table-cell office:value-type="string" table:style-name="ce3">
            <text:p>Y^2</text:p>
          </table:table-cell>
          <table:table-cell office:value-type="string" table:style-name="ce4">
            <text:p>(y-yрасч)^2</text:p>
          </table:table-cell>
          <table:table-cell office:value-type="string" table:style-name="ce4">
            <text:p>yрасч</text:p>
          </table:table-cell>
          <table:table-cell office:value-type="string" table:style-name="ce4">
            <text:p>(y-yср)^2</text:p>
          </table:table-cell>
          <table:table-cell office:value-type="string" table:style-name="ce4">
            <text:p>A</text:p>
          </table:table-cell>
          <table:table-cell office:value-type="string" table:style-name="ce4">
            <text:p>(х - хср.)^2</text:p>
          </table:table-cell>
          <table:table-cell office:value-type="string" table:style-name="ce3">
            <text:p>eps</text:p>
          </table:table-cell>
          <table:table-cell office:value-type="string" table:style-name="ce3">
            <text:p>(eps - mu)^2</text:p>
          </table:table-cell>
          <table:table-cell office:value-type="string" table:style-name="ce3">
            <text:p>abs(eps)</text:p>
          </table:table-cell>
          <table:table-cell office:value-type="string" table:style-name="ce3">
            <text:p>rang(x)</text:p>
          </table:table-cell>
          <table:table-cell office:value-type="string" table:style-name="ce3">
            <text:p>rang(abs(eps))</text:p>
          </table:table-cell>
          <table:table-cell office:value-type="string" table:style-name="ce3">
            <text:p>D^2</text:p>
          </table:table-cell>
          <table:table-cell office:value-type="string" table:style-name="ce3">
            <text:p>Eps^2</text:p>
          </table:table-cell>
          <table:table-cell office:value-type="string" table:style-name="ce3">
            <text:p>(eps_t — eps_ t-1)^2</text:p>
          </table:table-cell>
          <table:table-cell office:value-type="string" table:style-name="ce3">
            <text:p>rang(eps)</text:p>
          </table:table-cell>
          <table:table-cell table:style-name="ce3"/>
          <table:table-cell table:number-columns-repeated="16362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string" table:style-name="ce6">
            <text:p>Владимирская область</text:p>
          </table:table-cell>
          <table:table-cell office:value-type="float" office:value="10594" table:style-name="ce7">
            <text:p>10 594</text:p>
          </table:table-cell>
          <table:table-cell office:value-type="float" office:value="23554" table:style-name="ce8">
            <text:p>23 554</text:p>
          </table:table-cell>
          <table:table-cell office:value-type="float" office:value="249531076" table:formula="of:=[.C2]*[.D2]" table:style-name="ce3">
            <text:p>249531076</text:p>
          </table:table-cell>
          <table:table-cell office:value-type="float" office:value="112232836" table:formula="of:=[.C2]^2" table:style-name="ce3">
            <text:p>112232836</text:p>
          </table:table-cell>
          <table:table-cell office:value-type="float" office:value="554790916" table:formula="of:=[.D2]^2" table:style-name="ce3">
            <text:p>554790916</text:p>
          </table:table-cell>
          <table:table-cell office:value-type="float" office:value="11406620.945428109" table:formula="of:=([.D2]-[.I2])^2" table:style-name="ce1">
            <text:p>11406620,95</text:p>
          </table:table-cell>
          <table:table-cell office:value-type="float" office:value="26931.368938305099" table:formula="of:=[.$B$30]+[.$B$31]*[.C2]" table:style-name="ce1">
            <text:p>26931,36894</text:p>
          </table:table-cell>
          <table:table-cell office:value-type="float" office:value="6344605.3224999923" table:formula="of:=([.D2]-[.$D$28])^2" table:style-name="ce9">
            <text:p>6 344 605</text:p>
          </table:table-cell>
          <table:table-cell office:value-type="float" office:value="0.14338833906364518" table:formula="of:=ABS(([.D2]-[.I2])/[.D2])" table:style-name="ce1">
            <text:p>0,143388339</text:p>
          </table:table-cell>
          <table:table-cell office:value-type="float" office:value="104878.82250000024" table:formula="of:=([.C2]-[.$C$28])^2" table:style-name="ce9">
            <text:p>104 879</text:p>
          </table:table-cell>
          <table:table-cell office:value-type="float" office:value="-3377.3689383050987" table:formula="of:=([.D2]-[.I2])" table:style-name="ce10">
            <text:p>-3377,37</text:p>
          </table:table-cell>
          <table:table-cell office:value-type="float" office:value="11406620.945428122" table:formula="of:=([.M2]-[.$B$65])^2" table:style-name="ce9">
            <text:p>11 406 621</text:p>
          </table:table-cell>
          <table:table-cell office:value-type="float" office:value="3377.3689383050987" table:formula="of:=ABS([.M2])" table:style-name="ce1">
            <text:p>3377,368938</text:p>
          </table:table-cell>
          <table:table-cell office:value-type="float" office:value="14" table:formula="of:=RANK([.C2];[.C$2:.C$21];1)" table:style-name="ce1">
            <text:p>14</text:p>
          </table:table-cell>
          <table:table-cell office:value-type="float" office:value="14" table:formula="of:=RANK([.O2];[.O$2:.O$21];1)" table:style-name="ce1">
            <text:p>14</text:p>
          </table:table-cell>
          <table:table-cell office:value-type="float" office:value="0" table:formula="of:=ABS([.P2]-[.Q2])^2" table:style-name="ce1">
            <text:p>0</text:p>
          </table:table-cell>
          <table:table-cell office:value-type="float" office:value="11406620.945428109" table:formula="of:=[.M2]^2" table:style-name="ce1">
            <text:p>11406620,95</text:p>
          </table:table-cell>
          <table:table-cell table:style-name="ce1"/>
          <table:table-cell office:value-type="float" office:value="3" table:formula="of:=RANK([.M2];[.M$2:.M$21];1)" table:style-name="ce1">
            <text:p>3</text:p>
          </table:table-cell>
          <table:table-cell table:number-columns-repeated="16363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string" table:style-name="ce6">
            <text:p>Воронежская область</text:p>
          </table:table-cell>
          <table:table-cell office:value-type="float" office:value="9271" table:style-name="ce7">
            <text:p>9 271</text:p>
          </table:table-cell>
          <table:table-cell office:value-type="float" office:value="29498" table:style-name="ce8">
            <text:p>29 498</text:p>
          </table:table-cell>
          <table:table-cell office:value-type="float" office:value="273475958" table:formula="of:=[.C3]*[.D3]" table:style-name="ce3">
            <text:p>273475958</text:p>
          </table:table-cell>
          <table:table-cell office:value-type="float" office:value="85951441" table:formula="of:=[.C3]^2" table:style-name="ce3">
            <text:p>85951441</text:p>
          </table:table-cell>
          <table:table-cell office:value-type="float" office:value="870132004" table:formula="of:=[.D3]^2" table:style-name="ce3">
            <text:p>870132004</text:p>
          </table:table-cell>
          <table:table-cell office:value-type="float" office:value="36891942.734927736" table:formula="of:=([.D3]-[.I3])^2" table:style-name="ce1">
            <text:p>36891942,73</text:p>
          </table:table-cell>
          <table:table-cell office:value-type="float" office:value="23424.126216743738" table:formula="of:=[.$B$30]+[.$B$31]*[.C3]" table:style-name="ce1">
            <text:p>23424,12622</text:p>
          </table:table-cell>
          <table:table-cell office:value-type="float" office:value="11731652.52250001" table:formula="of:=([.D3]-[.$D$28])^2" table:style-name="ce1">
            <text:p>11731652,52</text:p>
          </table:table-cell>
          <table:table-cell office:value-type="float" office:value="0.20590798641454547" table:formula="of:=ABS(([.D3]-[.I3])/[.D3])" table:style-name="ce1">
            <text:p>0,205907986</text:p>
          </table:table-cell>
          <table:table-cell office:value-type="float" office:value="998300.72249999922" table:formula="of:=([.C3]-[.$C$28])^2" table:style-name="ce1">
            <text:p>998300,7225</text:p>
          </table:table-cell>
          <table:table-cell office:value-type="float" office:value="6073.873783256262" table:formula="of:=([.D3]-[.I3])" table:style-name="ce10">
            <text:p>6073,87</text:p>
          </table:table-cell>
          <table:table-cell office:value-type="float" office:value="36891942.734927714" table:formula="of:=([.M3]-[.$B$65])^2" table:style-name="ce1">
            <text:p>36891942,73</text:p>
          </table:table-cell>
          <table:table-cell office:value-type="float" office:value="6073.873783256262" table:formula="of:=ABS([.M3])" table:style-name="ce1">
            <text:p>6073,873783</text:p>
          </table:table-cell>
          <table:table-cell office:value-type="float" office:value="3" table:formula="of:=RANK([.C3];[.C$2:.C$26];1)" table:style-name="ce1">
            <text:p>3</text:p>
          </table:table-cell>
          <table:table-cell office:value-type="float" office:value="19" table:formula="of:=RANK([.O3];[.O$2:.O$26];1)" table:style-name="ce1">
            <text:p>19</text:p>
          </table:table-cell>
          <table:table-cell office:value-type="float" office:value="256" table:formula="of:=ABS([.P3]-[.Q3])^2" table:style-name="ce1">
            <text:p>256</text:p>
          </table:table-cell>
          <table:table-cell office:value-type="float" office:value="36891942.734927736" table:formula="of:=[.M3]^2" table:style-name="ce1">
            <text:p>36891942,73</text:p>
          </table:table-cell>
          <table:table-cell office:value-type="float" office:value="89325988.981866598" table:formula="of:=([.M3]-[.M2])^2" table:style-name="ce1">
            <text:p>89325988,98</text:p>
          </table:table-cell>
          <table:table-cell office:value-type="float" office:value="19" table:formula="of:=RANK([.M3];[.M$2:.M$21];1)" table:style-name="ce1">
            <text:p>19</text:p>
          </table:table-cell>
          <table:table-cell table:number-columns-repeated="16363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string" table:style-name="ce6">
            <text:p>Ивановская область</text:p>
          </table:table-cell>
          <table:table-cell office:value-type="float" office:value="10993" table:style-name="ce7">
            <text:p>10 993</text:p>
          </table:table-cell>
          <table:table-cell office:value-type="float" office:value="24860" table:style-name="ce8">
            <text:p>24 860</text:p>
          </table:table-cell>
          <table:table-cell office:value-type="float" office:value="273285980" table:formula="of:=[.C4]*[.D4]" table:style-name="ce3">
            <text:p>273285980</text:p>
          </table:table-cell>
          <table:table-cell office:value-type="float" office:value="120846049" table:formula="of:=[.C4]^2" table:style-name="ce3">
            <text:p>120846049</text:p>
          </table:table-cell>
          <table:table-cell office:value-type="float" office:value="618019600" table:formula="of:=[.D4]^2" table:style-name="ce3">
            <text:p>618019600</text:p>
          </table:table-cell>
          <table:table-cell office:value-type="float" office:value="9791321.9242456704" table:formula="of:=([.D4]-[.I4])^2" table:style-name="ce1">
            <text:p>9791321,924</text:p>
          </table:table-cell>
          <table:table-cell office:value-type="float" office:value="27989.108806712491" table:formula="of:=[.$B$30]+[.$B$31]*[.C4]" table:style-name="ce1">
            <text:p>27989,10881</text:p>
          </table:table-cell>
          <table:table-cell office:value-type="float" office:value="1471005.1224999966" table:formula="of:=([.D4]-[.$D$28])^2" table:style-name="ce1">
            <text:p>1471005,123</text:p>
          </table:table-cell>
          <table:table-cell office:value-type="float" office:value="0.12586921989993929" table:formula="of:=ABS(([.D4]-[.I4])/[.D4])" table:style-name="ce1">
            <text:p>0,12586922</text:p>
          </table:table-cell>
          <table:table-cell office:value-type="float" office:value="522512.12250000052" table:formula="of:=([.C4]-[.$C$28])^2" table:style-name="ce1">
            <text:p>522512,1225</text:p>
          </table:table-cell>
          <table:table-cell office:value-type="float" office:value="-3129.1088067124911" table:formula="of:=([.D4]-[.I4])" table:style-name="ce10">
            <text:p>-3129,11</text:p>
          </table:table-cell>
          <table:table-cell office:value-type="float" office:value="9791321.9242456816" table:formula="of:=([.M4]-[.$B$65])^2" table:style-name="ce1">
            <text:p>9791321,924</text:p>
          </table:table-cell>
          <table:table-cell office:value-type="float" office:value="3129.1088067124911" table:formula="of:=ABS([.M4])" table:style-name="ce1">
            <text:p>3129,108807</text:p>
          </table:table-cell>
          <table:table-cell office:value-type="float" office:value="17" table:formula="of:=RANK([.C4];[.C$2:.C$26];1)" table:style-name="ce1">
            <text:p>17</text:p>
          </table:table-cell>
          <table:table-cell office:value-type="float" office:value="11" table:formula="of:=RANK([.O4];[.O$2:.O$26];1)" table:style-name="ce1">
            <text:p>11</text:p>
          </table:table-cell>
          <table:table-cell office:value-type="float" office:value="36" table:formula="of:=ABS([.P4]-[.Q4])^2" table:style-name="ce1">
            <text:p>36</text:p>
          </table:table-cell>
          <table:table-cell office:value-type="float" office:value="9791321.9242456704" table:formula="of:=[.M4]^2" table:style-name="ce1">
            <text:p>9791321,924</text:p>
          </table:table-cell>
          <table:table-cell office:value-type="float" office:value="84694888.551267982" table:formula="of:=([.M4]-[.M3])^2" table:style-name="ce1">
            <text:p>84694888,55</text:p>
          </table:table-cell>
          <table:table-cell office:value-type="float" office:value="6" table:formula="of:=RANK([.M4];[.M$2:.M$21];1)" table:style-name="ce1">
            <text:p>6</text:p>
          </table:table-cell>
          <table:table-cell table:number-columns-repeated="16363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string" table:style-name="ce6">
            <text:p>Калужская область</text:p>
          </table:table-cell>
          <table:table-cell office:value-type="float" office:value="10806" table:style-name="ce7">
            <text:p>10 806</text:p>
          </table:table-cell>
          <table:table-cell office:value-type="float" office:value="28715" table:style-name="ce8">
            <text:p>28 715</text:p>
          </table:table-cell>
          <table:table-cell office:value-type="float" office:value="310294290" table:formula="of:=[.C5]*[.D5]" table:style-name="ce3">
            <text:p>310294290</text:p>
          </table:table-cell>
          <table:table-cell office:value-type="float" office:value="116769636" table:formula="of:=[.C5]^2" table:style-name="ce3">
            <text:p>116769636</text:p>
          </table:table-cell>
          <table:table-cell office:value-type="float" office:value="824551225" table:formula="of:=[.D5]^2" table:style-name="ce3">
            <text:p>824551225</text:p>
          </table:table-cell>
          <table:table-cell office:value-type="float" office:value="1492364.9862028246" table:formula="of:=([.D5]-[.I5])^2" table:style-name="ce1">
            <text:p>1492364,986</text:p>
          </table:table-cell>
          <table:table-cell office:value-type="float" office:value="27493.376086431334" table:formula="of:=[.$B$30]+[.$B$31]*[.C5]" table:style-name="ce1">
            <text:p>27493,37609</text:p>
          </table:table-cell>
          <table:table-cell office:value-type="float" office:value="6980956.622500008" table:formula="of:=([.D5]-[.$D$28])^2" table:style-name="ce1">
            <text:p>6980956,623</text:p>
          </table:table-cell>
          <table:table-cell office:value-type="float" office:value="4.2543058107911071E-2" table:formula="of:=ABS(([.D5]-[.I5])/[.D5])" table:style-name="ce1">
            <text:p>0,042543058</text:p>
          </table:table-cell>
          <table:table-cell office:value-type="float" office:value="287135.22250000038" table:formula="of:=([.C5]-[.$C$28])^2" table:style-name="ce1">
            <text:p>287135,2225</text:p>
          </table:table-cell>
          <table:table-cell office:value-type="float" office:value="1221.6239135686665" table:formula="of:=([.D5]-[.I5])" table:style-name="ce10">
            <text:p>1221,62</text:p>
          </table:table-cell>
          <table:table-cell office:value-type="float" office:value="1492364.9862028209" table:formula="of:=([.M5]-[.$B$65])^2" table:style-name="ce1">
            <text:p>1492364,986</text:p>
          </table:table-cell>
          <table:table-cell office:value-type="float" office:value="1221.6239135686665" table:formula="of:=ABS([.M5])" table:style-name="ce1">
            <text:p>1221,623914</text:p>
          </table:table-cell>
          <table:table-cell office:value-type="float" office:value="16" table:formula="of:=RANK([.C5];[.C$2:.C$26];1)" table:style-name="ce1">
            <text:p>16</text:p>
          </table:table-cell>
          <table:table-cell office:value-type="float" office:value="3" table:formula="of:=RANK([.O5];[.O$2:.O$26];1)" table:style-name="ce1">
            <text:p>3</text:p>
          </table:table-cell>
          <table:table-cell office:value-type="float" office:value="169" table:formula="of:=ABS([.P5]-[.Q5])^2" table:style-name="ce1">
            <text:p>169</text:p>
          </table:table-cell>
          <table:table-cell office:value-type="float" office:value="1492364.9862028246" table:formula="of:=[.M5]^2" table:style-name="ce1">
            <text:p>1492364,986</text:p>
          </table:table-cell>
          <table:table-cell office:value-type="float" office:value="18928875.203325082" table:formula="of:=([.M5]-[.M4])^2" table:style-name="ce1">
            <text:p>18928875,2</text:p>
          </table:table-cell>
          <table:table-cell office:value-type="float" office:value="13" table:formula="of:=RANK([.M5];[.M$2:.M$21];1)" table:style-name="ce1">
            <text:p>13</text:p>
          </table:table-cell>
          <table:table-cell table:number-columns-repeated="16363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string" table:style-name="ce6">
            <text:p>Костромская область<text:s/></text:p>
          </table:table-cell>
          <table:table-cell office:value-type="float" office:value="10723" table:style-name="ce7">
            <text:p>10 723</text:p>
          </table:table-cell>
          <table:table-cell office:value-type="float" office:value="24093" table:style-name="ce8">
            <text:p>24 093</text:p>
          </table:table-cell>
          <table:table-cell office:value-type="float" office:value="258349239" table:formula="of:=[.C6]*[.D6]" table:style-name="ce3">
            <text:p>258349239</text:p>
          </table:table-cell>
          <table:table-cell office:value-type="float" office:value="114982729" table:formula="of:=[.C6]^2" table:style-name="ce3">
            <text:p>114982729</text:p>
          </table:table-cell>
          <table:table-cell office:value-type="float" office:value="580472649" table:formula="of:=[.D6]^2" table:style-name="ce3">
            <text:p>580472649</text:p>
          </table:table-cell>
          <table:table-cell office:value-type="float" office:value="10114594.229884284" table:formula="of:=([.D6]-[.I6])^2" table:style-name="ce1">
            <text:p>10114594,23</text:p>
          </table:table-cell>
          <table:table-cell office:value-type="float" office:value="27273.344985985685" table:formula="of:=[.$B$30]+[.$B$31]*[.C6]" table:style-name="ce1">
            <text:p>27273,34499</text:p>
          </table:table-cell>
          <table:table-cell office:value-type="float" office:value="3919806.0224999944" table:formula="of:=([.D6]-[.$D$28])^2" table:style-name="ce1">
            <text:p>3919806,022</text:p>
          </table:table-cell>
          <table:table-cell office:value-type="float" office:value="0.13200286332070246" table:formula="of:=ABS(([.D6]-[.I6])/[.D6])" table:style-name="ce1">
            <text:p>0,132002863</text:p>
          </table:table-cell>
          <table:table-cell office:value-type="float" office:value="205073.12250000032" table:formula="of:=([.C6]-[.$C$28])^2" table:style-name="ce1">
            <text:p>205073,1225</text:p>
          </table:table-cell>
          <table:table-cell office:value-type="float" office:value="-3180.3449859856846" table:formula="of:=([.D6]-[.I6])" table:style-name="ce10">
            <text:p>-3180,34</text:p>
          </table:table-cell>
          <table:table-cell office:value-type="float" office:value="10114594.229884297" table:formula="of:=([.M6]-[.$B$65])^2" table:style-name="ce1">
            <text:p>10114594,23</text:p>
          </table:table-cell>
          <table:table-cell office:value-type="float" office:value="3180.3449859856846" table:formula="of:=ABS([.M6])" table:style-name="ce1">
            <text:p>3180,344986</text:p>
          </table:table-cell>
          <table:table-cell office:value-type="float" office:value="15" table:formula="of:=RANK([.C6];[.C$2:.C$26];1)" table:style-name="ce1">
            <text:p>15</text:p>
          </table:table-cell>
          <table:table-cell office:value-type="float" office:value="12" table:formula="of:=RANK([.O6];[.O$2:.O$26];1)" table:style-name="ce1">
            <text:p>12</text:p>
          </table:table-cell>
          <table:table-cell office:value-type="float" office:value="9" table:formula="of:=ABS([.P6]-[.Q6])^2" table:style-name="ce1">
            <text:p>9</text:p>
          </table:table-cell>
          <table:table-cell office:value-type="float" office:value="10114594.229884284" table:formula="of:=[.M6]^2" table:style-name="ce1">
            <text:p>10114594,23</text:p>
          </table:table-cell>
          <table:table-cell office:value-type="float" office:value="19377330.192643743" table:formula="of:=([.M6]-[.M5])^2" table:style-name="ce1">
            <text:p>19377330,19</text:p>
          </table:table-cell>
          <table:table-cell office:value-type="float" office:value="5" table:formula="of:=RANK([.M6];[.M$2:.M$21];1)" table:style-name="ce1">
            <text:p>5</text:p>
          </table:table-cell>
          <table:table-cell table:number-columns-repeated="16363" table:style-name="ce1"/>
        </table:table-row>
        <table:table-row table:style-name="ro3">
          <table:table-cell office:value-type="float" office:value="8" table:style-name="ce5">
            <text:p>8</text:p>
          </table:table-cell>
          <table:table-cell office:value-type="string" table:style-name="ce6">
            <text:p>Курская область</text:p>
          </table:table-cell>
          <table:table-cell office:value-type="float" office:value="9549" table:style-name="ce7">
            <text:p>9 549</text:p>
          </table:table-cell>
          <table:table-cell office:value-type="float" office:value="26112" table:style-name="ce8">
            <text:p>26 112</text:p>
          </table:table-cell>
          <table:table-cell office:value-type="float" office:value="249343488" table:formula="of:=[.C7]*[.D7]" table:style-name="ce3">
            <text:p>249343488</text:p>
          </table:table-cell>
          <table:table-cell office:value-type="float" office:value="91183401" table:formula="of:=[.C7]^2" table:style-name="ce3">
            <text:p>91183401</text:p>
          </table:table-cell>
          <table:table-cell office:value-type="float" office:value="681836544" table:formula="of:=[.D7]^2" table:style-name="ce3">
            <text:p>681836544</text:p>
          </table:table-cell>
          <table:table-cell office:value-type="float" office:value="3806019.1817809395" table:formula="of:=([.D7]-[.I7])^2" table:style-name="ce1">
            <text:p>3806019,182</text:p>
          </table:table-cell>
          <table:table-cell office:value-type="float" office:value="24161.097854380969" table:formula="of:=[.$B$30]+[.$B$31]*[.C7]" table:style-name="ce1">
            <text:p>24161,09785</text:p>
          </table:table-cell>
          <table:table-cell office:value-type="float" office:value="1532.722500000114" table:formula="of:=([.D7]-[.$D$28])^2" table:style-name="ce1">
            <text:p>1532,7225</text:p>
          </table:table-cell>
          <table:table-cell office:value-type="float" office:value="7.4712857905140595E-2" table:formula="of:=ABS(([.D7]-[.I7])/[.D7])" table:style-name="ce1">
            <text:p>0,074712858</text:p>
          </table:table-cell>
          <table:table-cell office:value-type="float" office:value="520057.32249999949" table:formula="of:=([.C7]-[.$C$28])^2" table:style-name="ce1">
            <text:p>520057,3225</text:p>
          </table:table-cell>
          <table:table-cell office:value-type="float" office:value="1950.9021456190312" table:formula="of:=([.D7]-[.I7])" table:style-name="ce10">
            <text:p>1950,90</text:p>
          </table:table-cell>
          <table:table-cell office:value-type="float" office:value="3806019.1817809334" table:formula="of:=([.M7]-[.$B$65])^2" table:style-name="ce1">
            <text:p>3806019,182</text:p>
          </table:table-cell>
          <table:table-cell office:value-type="float" office:value="1950.9021456190312" table:formula="of:=ABS([.M7])" table:style-name="ce1">
            <text:p>1950,902146</text:p>
          </table:table-cell>
          <table:table-cell office:value-type="float" office:value="6" table:formula="of:=RANK([.C7];[.C$2:.C$26];1)" table:style-name="ce1">
            <text:p>6</text:p>
          </table:table-cell>
          <table:table-cell office:value-type="float" office:value="7" table:formula="of:=RANK([.O7];[.O$2:.O$26];1)" table:style-name="ce1">
            <text:p>7</text:p>
          </table:table-cell>
          <table:table-cell office:value-type="float" office:value="1" table:formula="of:=ABS([.P7]-[.Q7])^2" table:style-name="ce1">
            <text:p>1</text:p>
          </table:table-cell>
          <table:table-cell office:value-type="float" office:value="3806019.1817809395" table:formula="of:=[.M7]^2" table:style-name="ce1">
            <text:p>3806019,182</text:p>
          </table:table-cell>
          <table:table-cell office:value-type="float" office:value="26329697.125601623" table:formula="of:=([.M7]-[.M6])^2" table:style-name="ce1">
            <text:p>26329697,13</text:p>
          </table:table-cell>
          <table:table-cell office:value-type="float" office:value="15" table:formula="of:=RANK([.M7];[.M$2:.M$21];1)" table:style-name="ce1">
            <text:p>15</text:p>
          </table:table-cell>
          <table:table-cell table:number-columns-repeated="16363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string" table:style-name="ce6">
            <text:p>Липецкая область</text:p>
          </table:table-cell>
          <table:table-cell office:value-type="float" office:value="9356" table:style-name="ce7">
            <text:p>9 356</text:p>
          </table:table-cell>
          <table:table-cell office:value-type="float" office:value="28956" table:style-name="ce8">
            <text:p>28 956</text:p>
          </table:table-cell>
          <table:table-cell office:value-type="float" office:value="270912336" table:formula="of:=[.C8]*[.D8]" table:style-name="ce3">
            <text:p>270912336</text:p>
          </table:table-cell>
          <table:table-cell office:value-type="float" office:value="87534736" table:formula="of:=[.C8]^2" table:style-name="ce3">
            <text:p>87534736</text:p>
          </table:table-cell>
          <table:table-cell office:value-type="float" office:value="838449936" table:formula="of:=[.D8]^2" table:style-name="ce3">
            <text:p>838449936</text:p>
          </table:table-cell>
          <table:table-cell office:value-type="float" office:value="28159374.50411028" table:formula="of:=([.D8]-[.I8])^2" table:style-name="ce1">
            <text:p>28159374,5</text:p>
          </table:table-cell>
          <table:table-cell office:value-type="float" office:value="23649.459271416992" table:formula="of:=[.$B$30]+[.$B$31]*[.C8]" table:style-name="ce1">
            <text:p>23649,45927</text:p>
          </table:table-cell>
          <table:table-cell office:value-type="float" office:value="8312553.9225000087" table:formula="of:=([.D8]-[.$D$28])^2" table:style-name="ce1">
            <text:p>8312553,923</text:p>
          </table:table-cell>
          <table:table-cell office:value-type="float" office:value="0.18326221607207516" table:formula="of:=ABS(([.D8]-[.I8])/[.D8])" table:style-name="ce1">
            <text:p>0,183262216</text:p>
          </table:table-cell>
          <table:table-cell office:value-type="float" office:value="835670.22249999933" table:formula="of:=([.C8]-[.$C$28])^2" table:style-name="ce1">
            <text:p>835670,2225</text:p>
          </table:table-cell>
          <table:table-cell office:value-type="float" office:value="5306.5407285830079" table:formula="of:=([.D8]-[.I8])" table:style-name="ce10">
            <text:p>5306,54</text:p>
          </table:table-cell>
          <table:table-cell office:value-type="float" office:value="28159374.504110262" table:formula="of:=([.M8]-[.$B$65])^2" table:style-name="ce1">
            <text:p>28159374,5</text:p>
          </table:table-cell>
          <table:table-cell office:value-type="float" office:value="5306.5407285830079" table:formula="of:=ABS([.M8])" table:style-name="ce1">
            <text:p>5306,540729</text:p>
          </table:table-cell>
          <table:table-cell office:value-type="float" office:value="4" table:formula="of:=RANK([.C8];[.C$2:.C$26];1)" table:style-name="ce1">
            <text:p>4</text:p>
          </table:table-cell>
          <table:table-cell office:value-type="float" office:value="17" table:formula="of:=RANK([.O8];[.O$2:.O$26];1)" table:style-name="ce1">
            <text:p>17</text:p>
          </table:table-cell>
          <table:table-cell office:value-type="float" office:value="169" table:formula="of:=ABS([.P8]-[.Q8])^2" table:style-name="ce1">
            <text:p>169</text:p>
          </table:table-cell>
          <table:table-cell office:value-type="float" office:value="28159374.50411028" table:formula="of:=[.M8]^2" table:style-name="ce1">
            <text:p>28159374,5</text:p>
          </table:table-cell>
          <table:table-cell office:value-type="float" office:value="11260310.299476486" table:formula="of:=([.M8]-[.M7])^2" table:style-name="ce1">
            <text:p>11260310,3</text:p>
          </table:table-cell>
          <table:table-cell office:value-type="float" office:value="18" table:formula="of:=RANK([.M8];[.M$2:.M$21];1)" table:style-name="ce1">
            <text:p>18</text:p>
          </table:table-cell>
          <table:table-cell table:number-columns-repeated="16363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6">
            <text:p>Московская область</text:p>
          </table:table-cell>
          <table:table-cell office:value-type="float" office:value="13478" table:style-name="ce7">
            <text:p>13 478</text:p>
          </table:table-cell>
          <table:table-cell office:value-type="float" office:value="42345" table:style-name="ce8">
            <text:p>42 345</text:p>
          </table:table-cell>
          <table:table-cell office:value-type="float" office:value="570725910" table:formula="of:=[.C9]*[.D9]" table:style-name="ce3">
            <text:p>570725910</text:p>
          </table:table-cell>
          <table:table-cell office:value-type="float" office:value="181656484" table:formula="of:=[.C9]^2" table:style-name="ce3">
            <text:p>181656484</text:p>
          </table:table-cell>
          <table:table-cell office:value-type="float" office:value="1793099025" table:formula="of:=[.D9]^2" table:style-name="ce3">
            <text:p>1793099025</text:p>
          </table:table-cell>
          <table:table-cell office:value-type="float" office:value="60345134.230804034" table:formula="of:=([.D9]-[.I9])^2" table:style-name="ce1">
            <text:p>60345134,23</text:p>
          </table:table-cell>
          <table:table-cell office:value-type="float" office:value="34576.786934512929" table:formula="of:=[.$B$30]+[.$B$31]*[.C9]" table:style-name="ce1">
            <text:p>34576,78693</text:p>
          </table:table-cell>
          <table:table-cell office:value-type="float" office:value="264782865.62250006" table:formula="of:=([.D9]-[.$D$28])^2" table:style-name="ce1">
            <text:p>264782865,6</text:p>
          </table:table-cell>
          <table:table-cell office:value-type="float" office:value="0.18345053880002529" table:formula="of:=ABS(([.D9]-[.I9])/[.D9])" table:style-name="ce1">
            <text:p>0,183450539</text:p>
          </table:table-cell>
          <table:table-cell office:value-type="float" office:value="10290301.622500002" table:formula="of:=([.C9]-[.$C$28])^2" table:style-name="ce1">
            <text:p>10290301,62</text:p>
          </table:table-cell>
          <table:table-cell office:value-type="float" office:value="7768.2130654870707" table:formula="of:=([.D9]-[.I9])" table:style-name="ce10">
            <text:p>7768,21</text:p>
          </table:table-cell>
          <table:table-cell office:value-type="float" office:value="60345134.230804004" table:formula="of:=([.M9]-[.$B$65])^2" table:style-name="ce1">
            <text:p>60345134,23</text:p>
          </table:table-cell>
          <table:table-cell office:value-type="float" office:value="7768.2130654870707" table:formula="of:=ABS([.M9])" table:style-name="ce1">
            <text:p>7768,213065</text:p>
          </table:table-cell>
          <table:table-cell office:value-type="float" office:value="20" table:formula="of:=RANK([.C9];[.C$2:.C$26];1)" table:style-name="ce1">
            <text:p>20</text:p>
          </table:table-cell>
          <table:table-cell office:value-type="float" office:value="20" table:formula="of:=RANK([.O9];[.O$2:.O$26];1)" table:style-name="ce1">
            <text:p>20</text:p>
          </table:table-cell>
          <table:table-cell office:value-type="float" office:value="0" table:formula="of:=ABS([.P9]-[.Q9])^2" table:style-name="ce1">
            <text:p>0</text:p>
          </table:table-cell>
          <table:table-cell office:value-type="float" office:value="60345134.230804034" table:formula="of:=[.M9]^2" table:style-name="ce1">
            <text:p>60345134,23</text:p>
          </table:table-cell>
          <table:table-cell office:value-type="float" office:value="6059830.6942787096" table:formula="of:=([.M9]-[.M8])^2" table:style-name="ce1">
            <text:p>6059830,694</text:p>
          </table:table-cell>
          <table:table-cell office:value-type="float" office:value="20" table:formula="of:=RANK([.M9];[.M$2:.M$21];1)" table:style-name="ce1">
            <text:p>20</text:p>
          </table:table-cell>
          <table:table-cell table:number-columns-repeated="16363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Орловская область</text:p>
          </table:table-cell>
          <table:table-cell office:value-type="float" office:value="10251" table:style-name="ce7">
            <text:p>10 251</text:p>
          </table:table-cell>
          <table:table-cell office:value-type="float" office:value="23979" table:style-name="ce8">
            <text:p>23 979</text:p>
          </table:table-cell>
          <table:table-cell office:value-type="float" office:value="245808729" table:formula="of:=[.C10]*[.D10]" table:style-name="ce3">
            <text:p>245808729</text:p>
          </table:table-cell>
          <table:table-cell office:value-type="float" office:value="105083001" table:formula="of:=[.C10]^2" table:style-name="ce3">
            <text:p>105083001</text:p>
          </table:table-cell>
          <table:table-cell office:value-type="float" office:value="574992441" table:formula="of:=[.D10]^2" table:style-name="ce3">
            <text:p>574992441</text:p>
          </table:table-cell>
          <table:table-cell office:value-type="float" office:value="4174191.3658944285" table:formula="of:=([.D10]-[.I10])^2" table:style-name="ce1">
            <text:p>4174191,366</text:p>
          </table:table-cell>
          <table:table-cell office:value-type="float" office:value="26022.083788270669" table:formula="of:=[.$B$30]+[.$B$31]*[.C10]" table:style-name="ce1">
            <text:p>26022,08379</text:p>
          </table:table-cell>
          <table:table-cell office:value-type="float" office:value="4384207.8224999942" table:formula="of:=([.D10]-[.$D$28])^2" table:style-name="ce1">
            <text:p>4384207,822</text:p>
          </table:table-cell>
          <table:table-cell office:value-type="float" office:value="8.5203043841305698E-2" table:formula="of:=ABS(([.D10]-[.I10])/[.D10])" table:style-name="ce1">
            <text:p>0,085203044</text:p>
          </table:table-cell>
          <table:table-cell office:value-type="float" office:value="366.72249999998604" table:formula="of:=([.C10]-[.$C$28])^2" table:style-name="ce1">
            <text:p>366,7225</text:p>
          </table:table-cell>
          <table:table-cell office:value-type="float" office:value="-2043.0837882706692" table:formula="of:=([.D10]-[.I10])" table:style-name="ce10">
            <text:p>-2043,08</text:p>
          </table:table-cell>
          <table:table-cell office:value-type="float" office:value="4174191.365894435" table:formula="of:=([.M10]-[.$B$65])^2" table:style-name="ce1">
            <text:p>4174191,366</text:p>
          </table:table-cell>
          <table:table-cell office:value-type="float" office:value="2043.0837882706692" table:formula="of:=ABS([.M10])" table:style-name="ce1">
            <text:p>2043,083788</text:p>
          </table:table-cell>
          <table:table-cell office:value-type="float" office:value="11" table:formula="of:=RANK([.C10];[.C$2:.C$26];1)" table:style-name="ce1">
            <text:p>11</text:p>
          </table:table-cell>
          <table:table-cell office:value-type="float" office:value="8" table:formula="of:=RANK([.O10];[.O$2:.O$26];1)" table:style-name="ce1">
            <text:p>8</text:p>
          </table:table-cell>
          <table:table-cell office:value-type="float" office:value="9" table:formula="of:=ABS([.P10]-[.Q10])^2" table:style-name="ce1">
            <text:p>9</text:p>
          </table:table-cell>
          <table:table-cell office:value-type="float" office:value="4174191.3658944285" table:formula="of:=[.M10]^2" table:style-name="ce1">
            <text:p>4174191,366</text:p>
          </table:table-cell>
          <table:table-cell office:value-type="float" office:value="96261545.952556521" table:formula="of:=([.M10]-[.M9])^2" table:style-name="ce1">
            <text:p>96261545,95</text:p>
          </table:table-cell>
          <table:table-cell office:value-type="float" office:value="8" table:formula="of:=RANK([.M10];[.M$2:.M$21];1)" table:style-name="ce1">
            <text:p>8</text:p>
          </table:table-cell>
          <table:table-cell table:number-columns-repeated="16363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Рязанская область</text:p>
          </table:table-cell>
          <table:table-cell office:value-type="float" office:value="10324" table:style-name="ce7">
            <text:p>10 324</text:p>
          </table:table-cell>
          <table:table-cell office:value-type="float" office:value="24272" table:style-name="ce8">
            <text:p>24 272</text:p>
          </table:table-cell>
          <table:table-cell office:value-type="float" office:value="250584128" table:formula="of:=[.C11]*[.D11]" table:style-name="ce3">
            <text:p>250584128</text:p>
          </table:table-cell>
          <table:table-cell office:value-type="float" office:value="106584976" table:formula="of:=[.C11]^2" table:style-name="ce3">
            <text:p>106584976</text:p>
          </table:table-cell>
          <table:table-cell office:value-type="float" office:value="589129984" table:formula="of:=[.D11]^2" table:style-name="ce3">
            <text:p>589129984</text:p>
          </table:table-cell>
          <table:table-cell office:value-type="float" office:value="3777600.8530765134" table:formula="of:=([.D11]-[.I11])^2" table:style-name="ce1">
            <text:p>3777600,853</text:p>
          </table:table-cell>
          <table:table-cell office:value-type="float" office:value="26215.605117578289" table:formula="of:=[.$B$30]+[.$B$31]*[.C11]" table:style-name="ce1">
            <text:p>26215,60512</text:p>
          </table:table-cell>
          <table:table-cell office:value-type="float" office:value="3243060.7224999946" table:formula="of:=([.D11]-[.$D$28])^2" table:style-name="ce1">
            <text:p>3243060,722</text:p>
          </table:table-cell>
          <table:table-cell office:value-type="float" office:value="8.0076018357708001E-2" table:formula="of:=ABS(([.D11]-[.I11])/[.D11])" table:style-name="ce1">
            <text:p>0,080076018</text:p>
          </table:table-cell>
          <table:table-cell office:value-type="float" office:value="2899.8225000000393" table:formula="of:=([.C11]-[.$C$28])^2" table:style-name="ce1">
            <text:p>2899,8225</text:p>
          </table:table-cell>
          <table:table-cell office:value-type="float" office:value="-1943.6051175782886" table:formula="of:=([.D11]-[.I11])" table:style-name="ce10">
            <text:p>-1943,61</text:p>
          </table:table-cell>
          <table:table-cell office:value-type="float" office:value="3777600.8530765194" table:formula="of:=([.M11]-[.$B$65])^2" table:style-name="ce1">
            <text:p>3777600,853</text:p>
          </table:table-cell>
          <table:table-cell office:value-type="float" office:value="1943.6051175782886" table:formula="of:=ABS([.M11])" table:style-name="ce1">
            <text:p>1943,605118</text:p>
          </table:table-cell>
          <table:table-cell office:value-type="float" office:value="12" table:formula="of:=RANK([.C11];[.C$2:.C$26];1)" table:style-name="ce1">
            <text:p>12</text:p>
          </table:table-cell>
          <table:table-cell office:value-type="float" office:value="6" table:formula="of:=RANK([.O11];[.O$2:.O$26];1)" table:style-name="ce1">
            <text:p>6</text:p>
          </table:table-cell>
          <table:table-cell office:value-type="float" office:value="36" table:formula="of:=ABS([.P11]-[.Q11])^2" table:style-name="ce1">
            <text:p>36</text:p>
          </table:table-cell>
          <table:table-cell office:value-type="float" office:value="3777600.8530765134" table:formula="of:=[.M11]^2" table:style-name="ce1">
            <text:p>3777600,853</text:p>
          </table:table-cell>
          <table:table-cell office:value-type="float" office:value="9896.0059227230922" table:formula="of:=([.M11]-[.M10])^2" table:style-name="ce1">
            <text:p>9896,005923</text:p>
          </table:table-cell>
          <table:table-cell office:value-type="float" office:value="9" table:formula="of:=RANK([.M11];[.M$2:.M$21];1)" table:style-name="ce1">
            <text:p>9</text:p>
          </table:table-cell>
          <table:table-cell table:number-columns-repeated="16363" table:style-name="ce1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Смоленская область</text:p>
          </table:table-cell>
          <table:table-cell office:value-type="float" office:value="11044" table:style-name="ce7">
            <text:p>11 044</text:p>
          </table:table-cell>
          <table:table-cell office:value-type="float" office:value="24766" table:style-name="ce8">
            <text:p>24 766</text:p>
          </table:table-cell>
          <table:table-cell office:value-type="float" office:value="273515704" table:formula="of:=[.C12]*[.D12]" table:style-name="ce3">
            <text:p>273515704</text:p>
          </table:table-cell>
          <table:table-cell office:value-type="float" office:value="121969936" table:formula="of:=[.C12]^2" table:style-name="ce3">
            <text:p>121969936</text:p>
          </table:table-cell>
          <table:table-cell office:value-type="float" office:value="613354756" table:formula="of:=[.D12]^2" table:style-name="ce3">
            <text:p>613354756</text:p>
          </table:table-cell>
          <table:table-cell office:value-type="float" office:value="11278236.918250805" table:formula="of:=([.D12]-[.I12])^2" table:style-name="ce1">
            <text:p>11278236,92</text:p>
          </table:table-cell>
          <table:table-cell office:value-type="float" office:value="28124.308639516446" table:formula="of:=[.$B$30]+[.$B$31]*[.C12]" table:style-name="ce1">
            <text:p>28124,30864</text:p>
          </table:table-cell>
          <table:table-cell office:value-type="float" office:value="1707856.9224999961" table:formula="of:=([.D12]-[.$D$28])^2" table:style-name="ce1">
            <text:p>1707856,923</text:p>
          </table:table-cell>
          <table:table-cell office:value-type="float" office:value="0.13560157633515491" table:formula="of:=ABS(([.D12]-[.I12])/[.D12])" table:style-name="ce1">
            <text:p>0,135601576</text:p>
          </table:table-cell>
          <table:table-cell office:value-type="float" office:value="598843.82250000059" table:formula="of:=([.C12]-[.$C$28])^2" table:style-name="ce1">
            <text:p>598843,8225</text:p>
          </table:table-cell>
          <table:table-cell office:value-type="float" office:value="-3358.3086395164464" table:formula="of:=([.D12]-[.I12])" table:style-name="ce10">
            <text:p>-3358,31</text:p>
          </table:table-cell>
          <table:table-cell office:value-type="float" office:value="11278236.918250818" table:formula="of:=([.M12]-[.$B$65])^2" table:style-name="ce1">
            <text:p>11278236,92</text:p>
          </table:table-cell>
          <table:table-cell office:value-type="float" office:value="3358.3086395164464" table:formula="of:=ABS([.M12])" table:style-name="ce1">
            <text:p>3358,30864</text:p>
          </table:table-cell>
          <table:table-cell office:value-type="float" office:value="18" table:formula="of:=RANK([.C12];[.C$2:.C$26];1)" table:style-name="ce1">
            <text:p>18</text:p>
          </table:table-cell>
          <table:table-cell office:value-type="float" office:value="13" table:formula="of:=RANK([.O12];[.O$2:.O$26];1)" table:style-name="ce1">
            <text:p>13</text:p>
          </table:table-cell>
          <table:table-cell office:value-type="float" office:value="25" table:formula="of:=ABS([.P12]-[.Q12])^2" table:style-name="ce1">
            <text:p>25</text:p>
          </table:table-cell>
          <table:table-cell office:value-type="float" office:value="11278236.918250805" table:formula="of:=[.M12]^2" table:style-name="ce1">
            <text:p>11278236,92</text:p>
          </table:table-cell>
          <table:table-cell office:value-type="float" office:value="2001386.0549842278" table:formula="of:=([.M12]-[.M11])^2" table:style-name="ce1">
            <text:p>2001386,055</text:p>
          </table:table-cell>
          <table:table-cell office:value-type="float" office:value="4" table:formula="of:=RANK([.M12];[.M$2:.M$21];1)" table:style-name="ce1">
            <text:p>4</text:p>
          </table:table-cell>
          <table:table-cell table:number-columns-repeated="16363" table:style-name="ce1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Тамбовская область<text:s/></text:p>
          </table:table-cell>
          <table:table-cell office:value-type="float" office:value="9485" table:style-name="ce7">
            <text:p>9 485</text:p>
          </table:table-cell>
          <table:table-cell office:value-type="float" office:value="26058" table:style-name="ce8">
            <text:p>26 058</text:p>
          </table:table-cell>
          <table:table-cell office:value-type="float" office:value="247160130" table:formula="of:=[.C13]*[.D13]" table:style-name="ce3">
            <text:p>247160130</text:p>
          </table:table-cell>
          <table:table-cell office:value-type="float" office:value="89965225" table:formula="of:=[.C13]^2" table:style-name="ce3">
            <text:p>89965225</text:p>
          </table:table-cell>
          <table:table-cell office:value-type="float" office:value="679019364" table:formula="of:=[.D13]^2" table:style-name="ce3">
            <text:p>679019364</text:p>
          </table:table-cell>
          <table:table-cell office:value-type="float" office:value="4270689.580353329" table:formula="of:=([.D13]-[.I13])^2" table:style-name="ce1">
            <text:p>4270689,58</text:p>
          </table:table-cell>
          <table:table-cell office:value-type="float" office:value="23991.435319097578" table:formula="of:=[.$B$30]+[.$B$31]*[.C13]" table:style-name="ce1">
            <text:p>23991,43532</text:p>
          </table:table-cell>
          <table:table-cell office:value-type="float" office:value="220.52249999995678" table:formula="of:=([.D13]-[.$D$28])^2" table:style-name="ce1">
            <text:p>220,5225</text:p>
          </table:table-cell>
          <table:table-cell office:value-type="float" office:value="7.930634280844355E-2" table:formula="of:=ABS(([.D13]-[.I13])/[.D13])" table:style-name="ce1">
            <text:p>0,079306343</text:p>
          </table:table-cell>
          <table:table-cell office:value-type="float" office:value="616460.52249999938" table:formula="of:=([.C13]-[.$C$28])^2" table:style-name="ce1">
            <text:p>616460,5225</text:p>
          </table:table-cell>
          <table:table-cell office:value-type="float" office:value="2066.564680902422" table:formula="of:=([.D13]-[.I13])" table:style-name="ce10">
            <text:p>2066,56</text:p>
          </table:table-cell>
          <table:table-cell office:value-type="float" office:value="4270689.5803533215" table:formula="of:=([.M13]-[.$B$65])^2" table:style-name="ce1">
            <text:p>4270689,58</text:p>
          </table:table-cell>
          <table:table-cell office:value-type="float" office:value="2066.564680902422" table:formula="of:=ABS([.M13])" table:style-name="ce1">
            <text:p>2066,564681</text:p>
          </table:table-cell>
          <table:table-cell office:value-type="float" office:value="5" table:formula="of:=RANK([.C13];[.C$2:.C$26];1)" table:style-name="ce1">
            <text:p>5</text:p>
          </table:table-cell>
          <table:table-cell office:value-type="float" office:value="9" table:formula="of:=RANK([.O13];[.O$2:.O$26];1)" table:style-name="ce1">
            <text:p>9</text:p>
          </table:table-cell>
          <table:table-cell office:value-type="float" office:value="16" table:formula="of:=ABS([.P13]-[.Q13])^2" table:style-name="ce1">
            <text:p>16</text:p>
          </table:table-cell>
          <table:table-cell office:value-type="float" office:value="4270689.580353329" table:formula="of:=[.M13]^2" table:style-name="ce1">
            <text:p>4270689,58</text:p>
          </table:table-cell>
          <table:table-cell office:value-type="float" office:value="29429250.54259244" table:formula="of:=([.M13]-[.M12])^2" table:style-name="ce1">
            <text:p>29429250,54</text:p>
          </table:table-cell>
          <table:table-cell office:value-type="float" office:value="16" table:formula="of:=RANK([.M13];[.M$2:.M$21];1)" table:style-name="ce1">
            <text:p>16</text:p>
          </table:table-cell>
          <table:table-cell table:number-columns-repeated="16363" table:style-name="ce1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Тверская область</text:p>
          </table:table-cell>
          <table:table-cell office:value-type="float" office:value="11051" table:style-name="ce7">
            <text:p>11 051</text:p>
          </table:table-cell>
          <table:table-cell office:value-type="float" office:value="24353" table:style-name="ce8">
            <text:p>24 353</text:p>
          </table:table-cell>
          <table:table-cell office:value-type="float" office:value="269125003" table:formula="of:=[.C14]*[.D14]" table:style-name="ce3">
            <text:p>269125003</text:p>
          </table:table-cell>
          <table:table-cell office:value-type="float" office:value="122124601" table:formula="of:=[.C14]^2" table:style-name="ce3">
            <text:p>122124601</text:p>
          </table:table-cell>
          <table:table-cell office:value-type="float" office:value="593068609" table:formula="of:=[.D14]^2" table:style-name="ce3">
            <text:p>593068609</text:p>
          </table:table-cell>
          <table:table-cell office:value-type="float" office:value="14363080.351288859" table:formula="of:=([.D14]-[.I14])^2" table:style-name="ce1">
            <text:p>14363080,35</text:p>
          </table:table-cell>
          <table:table-cell office:value-type="float" office:value="28142.865479313066" table:formula="of:=[.$B$30]+[.$B$31]*[.C14]" table:style-name="ce1">
            <text:p>28142,86548</text:p>
          </table:table-cell>
          <table:table-cell office:value-type="float" office:value="2957884.0224999948" table:formula="of:=([.D14]-[.$D$28])^2" table:style-name="ce1">
            <text:p>2957884,022</text:p>
          </table:table-cell>
          <table:table-cell office:value-type="float" office:value="0.15562211962850844" table:formula="of:=ABS(([.D14]-[.I14])/[.D14])" table:style-name="ce1">
            <text:p>0,15562212</text:p>
          </table:table-cell>
          <table:table-cell office:value-type="float" office:value="609726.72250000061" table:formula="of:=([.C14]-[.$C$28])^2" table:style-name="ce1">
            <text:p>609726,7225</text:p>
          </table:table-cell>
          <table:table-cell office:value-type="float" office:value="-3789.8654793130663" table:formula="of:=([.D14]-[.I14])" table:style-name="ce10">
            <text:p>-3789,87</text:p>
          </table:table-cell>
          <table:table-cell office:value-type="float" office:value="14363080.351288872" table:formula="of:=([.M14]-[.$B$65])^2" table:style-name="ce1">
            <text:p>14363080,35</text:p>
          </table:table-cell>
          <table:table-cell office:value-type="float" office:value="3789.8654793130663" table:formula="of:=ABS([.M14])" table:style-name="ce1">
            <text:p>3789,865479</text:p>
          </table:table-cell>
          <table:table-cell office:value-type="float" office:value="19" table:formula="of:=RANK([.C14];[.C$2:.C$26];1)" table:style-name="ce1">
            <text:p>19</text:p>
          </table:table-cell>
          <table:table-cell office:value-type="float" office:value="15" table:formula="of:=RANK([.O14];[.O$2:.O$26];1)" table:style-name="ce1">
            <text:p>15</text:p>
          </table:table-cell>
          <table:table-cell office:value-type="float" office:value="16" table:formula="of:=ABS([.P14]-[.Q14])^2" table:style-name="ce1">
            <text:p>16</text:p>
          </table:table-cell>
          <table:table-cell office:value-type="float" office:value="14363080.351288859" table:formula="of:=[.M14]^2" table:style-name="ce1">
            <text:p>14363080,35</text:p>
          </table:table-cell>
          <table:table-cell office:value-type="float" office:value="34297774.221481606" table:formula="of:=([.M14]-[.M13])^2" table:style-name="ce1">
            <text:p>34297774,22</text:p>
          </table:table-cell>
          <table:table-cell office:value-type="float" office:value="2" table:formula="of:=RANK([.M14];[.M$2:.M$21];1)" table:style-name="ce1">
            <text:p>2</text:p>
          </table:table-cell>
          <table:table-cell table:number-columns-repeated="16363" table:style-name="ce1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Тульская область</text:p>
          </table:table-cell>
          <table:table-cell office:value-type="float" office:value="10194" table:style-name="ce7">
            <text:p>10 194</text:p>
          </table:table-cell>
          <table:table-cell office:value-type="float" office:value="27226" table:style-name="ce8">
            <text:p>27 226</text:p>
          </table:table-cell>
          <table:table-cell office:value-type="float" office:value="277541844" table:formula="of:=[.C15]*[.D15]" table:style-name="ce3">
            <text:p>277541844</text:p>
          </table:table-cell>
          <table:table-cell office:value-type="float" office:value="103917636" table:formula="of:=[.C15]^2" table:style-name="ce3">
            <text:p>103917636</text:p>
          </table:table-cell>
          <table:table-cell office:value-type="float" office:value="741255076" table:formula="of:=[.D15]^2" table:style-name="ce3">
            <text:p>741255076</text:p>
          </table:table-cell>
          <table:table-cell office:value-type="float" office:value="1836084.3690355518" table:formula="of:=([.D15]-[.I15])^2" table:style-name="ce1">
            <text:p>1836084,369</text:p>
          </table:table-cell>
          <table:table-cell office:value-type="float" office:value="25870.978092783902" table:formula="of:=[.$B$30]+[.$B$31]*[.C15]" table:style-name="ce1">
            <text:p>25870,97809</text:p>
          </table:table-cell>
          <table:table-cell office:value-type="float" office:value="1329754.9225000034" table:formula="of:=([.D15]-[.$D$28])^2" table:style-name="ce1">
            <text:p>1329754,923</text:p>
          </table:table-cell>
          <table:table-cell office:value-type="float" office:value="4.9769408183945422E-2" table:formula="of:=ABS(([.D15]-[.I15])/[.D15])" table:style-name="ce1">
            <text:p>0,049769408</text:p>
          </table:table-cell>
          <table:table-cell office:value-type="float" office:value="5798.8224999999447" table:formula="of:=([.C15]-[.$C$28])^2" table:style-name="ce1">
            <text:p>5798,8225</text:p>
          </table:table-cell>
          <table:table-cell office:value-type="float" office:value="1355.021907216098" table:formula="of:=([.D15]-[.I15])" table:style-name="ce10">
            <text:p>1355,02</text:p>
          </table:table-cell>
          <table:table-cell office:value-type="float" office:value="1836084.3690355476" table:formula="of:=([.M15]-[.$B$65])^2" table:style-name="ce1">
            <text:p>1836084,369</text:p>
          </table:table-cell>
          <table:table-cell office:value-type="float" office:value="1355.021907216098" table:formula="of:=ABS([.M15])" table:style-name="ce1">
            <text:p>1355,021907</text:p>
          </table:table-cell>
          <table:table-cell office:value-type="float" office:value="10" table:formula="of:=RANK([.C15];[.C$2:.C$26];1)" table:style-name="ce1">
            <text:p>10</text:p>
          </table:table-cell>
          <table:table-cell office:value-type="float" office:value="4" table:formula="of:=RANK([.O15];[.O$2:.O$26];1)" table:style-name="ce1">
            <text:p>4</text:p>
          </table:table-cell>
          <table:table-cell office:value-type="float" office:value="36" table:formula="of:=ABS([.P15]-[.Q15])^2" table:style-name="ce1">
            <text:p>36</text:p>
          </table:table-cell>
          <table:table-cell office:value-type="float" office:value="1836084.3690355518" table:formula="of:=[.M15]^2" table:style-name="ce1">
            <text:p>1836084,369</text:p>
          </table:table-cell>
          <table:table-cell office:value-type="float" office:value="26469866.220066894" table:formula="of:=([.M15]-[.M14])^2" table:style-name="ce1">
            <text:p>26469866,22</text:p>
          </table:table-cell>
          <table:table-cell office:value-type="float" office:value="14" table:formula="of:=RANK([.M15];[.M$2:.M$21];1)" table:style-name="ce1">
            <text:p>14</text:p>
          </table:table-cell>
          <table:table-cell table:number-columns-repeated="16363" table:style-name="ce1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Ярославская область<text:s text:c="3"/></text:p>
          </table:table-cell>
          <table:table-cell office:value-type="float" office:value="10469" table:style-name="ce7">
            <text:p>10 469</text:p>
          </table:table-cell>
          <table:table-cell office:value-type="float" office:value="27200" table:style-name="ce8">
            <text:p>27 200</text:p>
          </table:table-cell>
          <table:table-cell office:value-type="float" office:value="284756800" table:formula="of:=[.C16]*[.D16]" table:style-name="ce3">
            <text:p>284756800</text:p>
          </table:table-cell>
          <table:table-cell office:value-type="float" office:value="109599961" table:formula="of:=[.C16]^2" table:style-name="ce3">
            <text:p>109599961</text:p>
          </table:table-cell>
          <table:table-cell office:value-type="float" office:value="739840000" table:formula="of:=[.D16]^2" table:style-name="ce3">
            <text:p>739840000</text:p>
          </table:table-cell>
          <table:table-cell office:value-type="float" office:value="360003.84111457813" table:formula="of:=([.D16]-[.I16])^2" table:style-name="ce1">
            <text:p>360003,8411</text:p>
          </table:table-cell>
          <table:table-cell office:value-type="float" office:value="26599.996799079723" table:formula="of:=[.$B$30]+[.$B$31]*[.C16]" table:style-name="ce1">
            <text:p>26599,9968</text:p>
          </table:table-cell>
          <table:table-cell office:value-type="float" office:value="1270467.1225000033" table:formula="of:=([.D16]-[.$D$28])^2" table:style-name="ce1">
            <text:p>1270467,123</text:p>
          </table:table-cell>
          <table:table-cell office:value-type="float" office:value="2.2058941210304297E-2" table:formula="of:=ABS(([.D16]-[.I16])/[.D16])" table:style-name="ce1">
            <text:p>0,022058941</text:p>
          </table:table-cell>
          <table:table-cell office:value-type="float" office:value="39541.322500000148" table:formula="of:=([.C16]-[.$C$28])^2" table:style-name="ce1">
            <text:p>39541,3225</text:p>
          </table:table-cell>
          <table:table-cell office:value-type="float" office:value="600.00320092027687" table:formula="of:=([.D16]-[.I16])" table:style-name="ce10">
            <text:p>600,00</text:p>
          </table:table-cell>
          <table:table-cell office:value-type="float" office:value="360003.84111457621" table:formula="of:=([.M16]-[.$B$65])^2" table:style-name="ce1">
            <text:p>360003,8411</text:p>
          </table:table-cell>
          <table:table-cell office:value-type="float" office:value="600.00320092027687" table:formula="of:=ABS([.M16])" table:style-name="ce1">
            <text:p>600,0032009</text:p>
          </table:table-cell>
          <table:table-cell office:value-type="float" office:value="13" table:formula="of:=RANK([.C16];[.C$2:.C$26];1)" table:style-name="ce1">
            <text:p>13</text:p>
          </table:table-cell>
          <table:table-cell office:value-type="float" office:value="1" table:formula="of:=RANK([.O16];[.O$2:.O$26];1)" table:style-name="ce1">
            <text:p>1</text:p>
          </table:table-cell>
          <table:table-cell office:value-type="float" office:value="144" table:formula="of:=ABS([.P16]-[.Q16])^2" table:style-name="ce1">
            <text:p>144</text:p>
          </table:table-cell>
          <table:table-cell office:value-type="float" office:value="360003.84111457813" table:formula="of:=[.M16]^2" table:style-name="ce1">
            <text:p>360003,8411</text:p>
          </table:table-cell>
          <table:table-cell office:value-type="float" office:value="570053.24685661553" table:formula="of:=([.M16]-[.M15])^2" table:style-name="ce1">
            <text:p>570053,2469</text:p>
          </table:table-cell>
          <table:table-cell office:value-type="float" office:value="12" table:formula="of:=RANK([.M16];[.M$2:.M$21];1)" table:style-name="ce1">
            <text:p>12</text:p>
          </table:table-cell>
          <table:table-cell table:number-columns-repeated="16363" table:style-name="ce1"/>
        </table:table-row>
        <table:table-row table:style-name="ro4">
          <table:table-cell office:value-type="float" office:value="42" table:style-name="ce5">
            <text:p>42</text:p>
          </table:table-cell>
          <table:table-cell office:value-type="string" table:style-name="ce11">
            <text:p>Республика <text:s/>Северная Осетия - Алания</text:p>
          </table:table-cell>
          <table:table-cell office:value-type="float" office:value="9651" table:style-name="ce7">
            <text:p>9 651</text:p>
          </table:table-cell>
          <table:table-cell office:value-type="float" office:value="22702" table:style-name="ce8">
            <text:p>22 702</text:p>
          </table:table-cell>
          <table:table-cell office:value-type="float" office:value="219097002" table:formula="of:=[.C17]*[.D17]" table:style-name="ce3">
            <text:p>219097002</text:p>
          </table:table-cell>
          <table:table-cell office:value-type="float" office:value="93141801" table:formula="of:=[.C17]^2" table:style-name="ce3">
            <text:p>93141801</text:p>
          </table:table-cell>
          <table:table-cell office:value-type="float" office:value="515380804" table:formula="of:=[.D17]^2" table:style-name="ce3">
            <text:p>515380804</text:p>
          </table:table-cell>
          <table:table-cell office:value-type="float" office:value="2991161.6716476721" table:formula="of:=([.D17]-[.I17])^2" table:style-name="ce1">
            <text:p>2991161,672</text:p>
          </table:table-cell>
          <table:table-cell office:value-type="float" office:value="24431.497519988876" table:formula="of:=[.$B$30]+[.$B$31]*[.C17]" table:style-name="ce1">
            <text:p>24431,49752</text:p>
          </table:table-cell>
          <table:table-cell office:value-type="float" office:value="11362629.722499991" table:formula="of:=([.D17]-[.$D$28])^2" table:style-name="ce1">
            <text:p>11362629,72</text:p>
          </table:table-cell>
          <table:table-cell office:value-type="float" office:value="7.6182605937312825E-2" table:formula="of:=ABS(([.D17]-[.I17])/[.D17])" table:style-name="ce1">
            <text:p>0,076182606</text:p>
          </table:table-cell>
          <table:table-cell office:value-type="float" office:value="383346.72249999957" table:formula="of:=([.C17]-[.$C$28])^2" table:style-name="ce1">
            <text:p>383346,7225</text:p>
          </table:table-cell>
          <table:table-cell office:value-type="float" office:value="-1729.4975199888759" table:formula="of:=([.D17]-[.I17])" table:style-name="ce10">
            <text:p>-1729,50</text:p>
          </table:table-cell>
          <table:table-cell office:value-type="float" office:value="2991161.6716476777" table:formula="of:=([.M17]-[.$B$65])^2" table:style-name="ce1">
            <text:p>2991161,672</text:p>
          </table:table-cell>
          <table:table-cell office:value-type="float" office:value="1729.4975199888759" table:formula="of:=ABS([.M17])" table:style-name="ce1">
            <text:p>1729,49752</text:p>
          </table:table-cell>
          <table:table-cell office:value-type="float" office:value="7" table:formula="of:=RANK([.C17];[.C$2:.C$26];1)" table:style-name="ce1">
            <text:p>7</text:p>
          </table:table-cell>
          <table:table-cell office:value-type="float" office:value="5" table:formula="of:=RANK([.O17];[.O$2:.O$26];1)" table:style-name="ce1">
            <text:p>5</text:p>
          </table:table-cell>
          <table:table-cell office:value-type="float" office:value="4" table:formula="of:=ABS([.P17]-[.Q17])^2" table:style-name="ce1">
            <text:p>4</text:p>
          </table:table-cell>
          <table:table-cell office:value-type="float" office:value="2991161.6716476721" table:formula="of:=[.M17]^2" table:style-name="ce1">
            <text:p>2991161,672</text:p>
          </table:table-cell>
          <table:table-cell office:value-type="float" office:value="5426573.6087162625" table:formula="of:=([.M17]-[.M16])^2" table:style-name="ce1">
            <text:p>5426573,609</text:p>
          </table:table-cell>
          <table:table-cell office:value-type="float" office:value="10" table:formula="of:=RANK([.M17];[.M$2:.M$21];1)" table:style-name="ce1">
            <text:p>10</text:p>
          </table:table-cell>
          <table:table-cell table:number-columns-repeated="16363" table:style-name="ce1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11">
            <text:p>Чеченская Республика</text:p>
          </table:table-cell>
          <table:table-cell office:value-type="float" office:value="9844" table:style-name="ce7">
            <text:p>9 844</text:p>
          </table:table-cell>
          <table:table-cell office:value-type="float" office:value="22484" table:style-name="ce8">
            <text:p>22 484</text:p>
          </table:table-cell>
          <table:table-cell office:value-type="float" office:value="221332496" table:formula="of:=[.C18]*[.D18]" table:style-name="ce3">
            <text:p>221332496</text:p>
          </table:table-cell>
          <table:table-cell office:value-type="float" office:value="96904336" table:formula="of:=[.C18]^2" table:style-name="ce3">
            <text:p>96904336</text:p>
          </table:table-cell>
          <table:table-cell office:value-type="float" office:value="505530256" table:formula="of:=[.D18]^2" table:style-name="ce3">
            <text:p>505530256</text:p>
          </table:table-cell>
          <table:table-cell office:value-type="float" office:value="6047350.3728461424" table:formula="of:=([.D18]-[.I18])^2" table:style-name="ce1">
            <text:p>6047350,373</text:p>
          </table:table-cell>
          <table:table-cell office:value-type="float" office:value="24943.136102952853" table:formula="of:=[.$B$30]+[.$B$31]*[.C18]" table:style-name="ce1">
            <text:p>24943,1361</text:p>
          </table:table-cell>
          <table:table-cell office:value-type="float" office:value="12879844.32249999" table:formula="of:=([.D18]-[.$D$28])^2" table:style-name="ce1">
            <text:p>12879844,32</text:p>
          </table:table-cell>
          <table:table-cell office:value-type="float" office:value="0.109372714061237" table:formula="of:=ABS(([.D18]-[.I18])/[.D18])" table:style-name="ce1">
            <text:p>0,109372714</text:p>
          </table:table-cell>
          <table:table-cell office:value-type="float" office:value="181603.82249999969" table:formula="of:=([.C18]-[.$C$28])^2" table:style-name="ce1">
            <text:p>181603,8225</text:p>
          </table:table-cell>
          <table:table-cell office:value-type="float" office:value="-2459.1361029528525" table:formula="of:=([.D18]-[.I18])" table:style-name="ce10">
            <text:p>-2459,14</text:p>
          </table:table-cell>
          <table:table-cell office:value-type="float" office:value="6047350.3728461517" table:formula="of:=([.M18]-[.$B$65])^2" table:style-name="ce1">
            <text:p>6047350,373</text:p>
          </table:table-cell>
          <table:table-cell office:value-type="float" office:value="2459.1361029528525" table:formula="of:=ABS([.M18])" table:style-name="ce1">
            <text:p>2459,136103</text:p>
          </table:table-cell>
          <table:table-cell office:value-type="float" office:value="8" table:formula="of:=RANK([.C18];[.C$2:.C$26];1)" table:style-name="ce1">
            <text:p>8</text:p>
          </table:table-cell>
          <table:table-cell office:value-type="float" office:value="10" table:formula="of:=RANK([.O18];[.O$2:.O$26];1)" table:style-name="ce1">
            <text:p>10</text:p>
          </table:table-cell>
          <table:table-cell office:value-type="float" office:value="4" table:formula="of:=ABS([.P18]-[.Q18])^2" table:style-name="ce1">
            <text:p>4</text:p>
          </table:table-cell>
          <table:table-cell office:value-type="float" office:value="6047350.3728461424" table:formula="of:=[.M18]^2" table:style-name="ce1">
            <text:p>6047350,373</text:p>
          </table:table-cell>
          <table:table-cell office:value-type="float" office:value="532372.46174967987" table:formula="of:=([.M18]-[.M17])^2" table:style-name="ce1">
            <text:p>532372,4617</text:p>
          </table:table-cell>
          <table:table-cell office:value-type="float" office:value="7" table:formula="of:=RANK([.M18];[.M$2:.M$21];1)" table:style-name="ce1">
            <text:p>7</text:p>
          </table:table-cell>
          <table:table-cell table:number-columns-repeated="16363" table:style-name="ce1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11">
            <text:p>Ставропольский край</text:p>
          </table:table-cell>
          <table:table-cell office:value-type="float" office:value="9144" table:style-name="ce7">
            <text:p>9 144</text:p>
          </table:table-cell>
          <table:table-cell office:value-type="float" office:value="22485" table:style-name="ce8">
            <text:p>22 485</text:p>
          </table:table-cell>
          <table:table-cell office:value-type="float" office:value="205602840" table:formula="of:=[.C19]*[.D19]" table:style-name="ce3">
            <text:p>205602840</text:p>
          </table:table-cell>
          <table:table-cell office:value-type="float" office:value="83612736" table:formula="of:=[.C19]^2" table:style-name="ce3">
            <text:p>83612736</text:p>
          </table:table-cell>
          <table:table-cell office:value-type="float" office:value="505575225" table:formula="of:=[.D19]^2" table:style-name="ce3">
            <text:p>505575225</text:p>
          </table:table-cell>
          <table:table-cell office:value-type="float" office:value="362948.56085754186" table:formula="of:=([.D19]-[.I19])^2" table:style-name="ce1">
            <text:p>362948,5609</text:p>
          </table:table-cell>
          <table:table-cell office:value-type="float" office:value="23087.452123290757" table:formula="of:=[.$B$30]+[.$B$31]*[.C19]" table:style-name="ce1">
            <text:p>23087,45212</text:p>
          </table:table-cell>
          <table:table-cell office:value-type="float" office:value="12872667.622499989" table:formula="of:=([.D19]-[.$D$28])^2" table:style-name="ce1">
            <text:p>12872667,62</text:p>
          </table:table-cell>
          <table:table-cell office:value-type="float" office:value="2.6793512265544019E-2" table:formula="of:=ABS(([.D19]-[.I19])/[.D19])" table:style-name="ce1">
            <text:p>0,026793512</text:p>
          </table:table-cell>
          <table:table-cell office:value-type="float" office:value="1268213.8224999991" table:formula="of:=([.C19]-[.$C$28])^2" table:style-name="ce1">
            <text:p>1268213,823</text:p>
          </table:table-cell>
          <table:table-cell office:value-type="float" office:value="-602.4521232907573" table:formula="of:=([.D19]-[.I19])" table:style-name="ce10">
            <text:p>-602,45</text:p>
          </table:table-cell>
          <table:table-cell office:value-type="float" office:value="362948.56085754378" table:formula="of:=([.M19]-[.$B$65])^2" table:style-name="ce1">
            <text:p>362948,5609</text:p>
          </table:table-cell>
          <table:table-cell office:value-type="float" office:value="602.4521232907573" table:formula="of:=ABS([.M19])" table:style-name="ce1">
            <text:p>602,4521233</text:p>
          </table:table-cell>
          <table:table-cell office:value-type="float" office:value="1" table:formula="of:=RANK([.C19];[.C$2:.C$26];1)" table:style-name="ce1">
            <text:p>1</text:p>
          </table:table-cell>
          <table:table-cell office:value-type="float" office:value="2" table:formula="of:=RANK([.O19];[.O$2:.O$26];1)" table:style-name="ce1">
            <text:p>2</text:p>
          </table:table-cell>
          <table:table-cell office:value-type="float" office:value="1" table:formula="of:=ABS([.P19]-[.Q19])^2" table:style-name="ce1">
            <text:p>1</text:p>
          </table:table-cell>
          <table:table-cell office:value-type="float" office:value="362948.56085754186" table:formula="of:=[.M19]^2" table:style-name="ce1">
            <text:p>362948,5609</text:p>
          </table:table-cell>
          <table:table-cell office:value-type="float" office:value="3447275.4003338758" table:formula="of:=([.M19]-[.M18])^2" table:style-name="ce1">
            <text:p>3447275,4</text:p>
          </table:table-cell>
          <table:table-cell office:value-type="float" office:value="11" table:formula="of:=RANK([.M19];[.M$2:.M$21];1)" table:style-name="ce1">
            <text:p>11</text:p>
          </table:table-cell>
          <table:table-cell table:number-columns-repeated="16363" table:style-name="ce1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Республика Башкортостан</text:p>
          </table:table-cell>
          <table:table-cell office:value-type="float" office:value="9187" table:style-name="ce7">
            <text:p>9 187</text:p>
          </table:table-cell>
          <table:table-cell office:value-type="float" office:value="28468" table:style-name="ce8">
            <text:p>28 468</text:p>
          </table:table-cell>
          <table:table-cell office:value-type="float" office:value="261535516" table:formula="of:=[.C20]*[.D20]" table:style-name="ce3">
            <text:p>261535516</text:p>
          </table:table-cell>
          <table:table-cell office:value-type="float" office:value="84400969" table:formula="of:=[.C20]^2" table:style-name="ce3">
            <text:p>84400969</text:p>
          </table:table-cell>
          <table:table-cell office:value-type="float" office:value="810427024" table:formula="of:=[.D20]^2" table:style-name="ce3">
            <text:p>810427024</text:p>
          </table:table-cell>
          <table:table-cell office:value-type="float" office:value="27736610.635092359" table:formula="of:=([.D20]-[.I20])^2" table:style-name="ce1">
            <text:p>27736610,64</text:p>
          </table:table-cell>
          <table:table-cell office:value-type="float" office:value="23201.444139184285" table:formula="of:=[.$B$30]+[.$B$31]*[.C20]" table:style-name="ce1">
            <text:p>23201,44414</text:p>
          </table:table-cell>
          <table:table-cell office:value-type="float" office:value="5736743.5225000074" table:formula="of:=([.D20]-[.$D$28])^2" table:style-name="ce1">
            <text:p>5736743,523</text:p>
          </table:table-cell>
          <table:table-cell office:value-type="float" office:value="0.18499915205900364" table:formula="of:=ABS(([.D20]-[.I20])/[.D20])" table:style-name="ce1">
            <text:p>0,184999152</text:p>
          </table:table-cell>
          <table:table-cell office:value-type="float" office:value="1173213.9224999992" table:formula="of:=([.C20]-[.$C$28])^2" table:style-name="ce1">
            <text:p>1173213,923</text:p>
          </table:table-cell>
          <table:table-cell office:value-type="float" office:value="5266.5558608157153" table:formula="of:=([.D20]-[.I20])" table:style-name="ce10">
            <text:p>5266,56</text:p>
          </table:table-cell>
          <table:table-cell office:value-type="float" office:value="27736610.63509234" table:formula="of:=([.M20]-[.$B$65])^2" table:style-name="ce1">
            <text:p>27736610,64</text:p>
          </table:table-cell>
          <table:table-cell office:value-type="float" office:value="5266.5558608157153" table:formula="of:=ABS([.M20])" table:style-name="ce1">
            <text:p>5266,555861</text:p>
          </table:table-cell>
          <table:table-cell office:value-type="float" office:value="2" table:formula="of:=RANK([.C20];[.C$2:.C$26];1)" table:style-name="ce1">
            <text:p>2</text:p>
          </table:table-cell>
          <table:table-cell office:value-type="float" office:value="16" table:formula="of:=RANK([.O20];[.O$2:.O$26];1)" table:style-name="ce1">
            <text:p>16</text:p>
          </table:table-cell>
          <table:table-cell office:value-type="float" office:value="196" table:formula="of:=ABS([.P20]-[.Q20])^2" table:style-name="ce1">
            <text:p>196</text:p>
          </table:table-cell>
          <table:table-cell office:value-type="float" office:value="27736610.635092359" table:formula="of:=[.M20]^2" table:style-name="ce1">
            <text:p>27736610,64</text:p>
          </table:table-cell>
          <table:table-cell office:value-type="float" office:value="34445254.717505522" table:formula="of:=([.M20]-[.M19])^2" table:style-name="ce1">
            <text:p>34445254,72</text:p>
          </table:table-cell>
          <table:table-cell office:value-type="float" office:value="17" table:formula="of:=RANK([.M20];[.M$2:.M$21];1)" table:style-name="ce1">
            <text:p>17</text:p>
          </table:table-cell>
          <table:table-cell table:number-columns-repeated="16363" table:style-name="ce1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string" table:style-name="ce6">
            <text:p>Республика Марий Эл<text:s text:c="2"/></text:p>
          </table:table-cell>
          <table:table-cell office:value-type="float" office:value="9989" table:style-name="ce7">
            <text:p>9 989</text:p>
          </table:table-cell>
          <table:table-cell office:value-type="float" office:value="19331" table:style-name="ce8">
            <text:p>19 331</text:p>
          </table:table-cell>
          <table:table-cell office:value-type="float" office:value="193097359" table:formula="of:=[.C21]*[.D21]" table:style-name="ce3">
            <text:p>193097359</text:p>
          </table:table-cell>
          <table:table-cell office:value-type="float" office:value="99780121" table:formula="of:=[.C21]^2" table:style-name="ce3">
            <text:p>99780121</text:p>
          </table:table-cell>
          <table:table-cell office:value-type="float" office:value="373687561" table:formula="of:=[.D21]^2" table:style-name="ce3">
            <text:p>373687561</text:p>
          </table:table-cell>
          <table:table-cell office:value-type="float" office:value="35958345.46973224" table:formula="of:=([.D21]-[.I21])^2" table:style-name="ce1">
            <text:p>35958345,47</text:p>
          </table:table-cell>
          <table:table-cell office:value-type="float" office:value="25327.527784454287" table:formula="of:=[.$B$30]+[.$B$31]*[.C21]" table:style-name="ce1">
            <text:p>25327,52778</text:p>
          </table:table-cell>
          <table:table-cell office:value-type="float" office:value="45452541.422499977" table:formula="of:=([.D21]-[.$D$28])^2" table:style-name="ce1">
            <text:p>45452541,42</text:p>
          </table:table-cell>
          <table:table-cell office:value-type="float" office:value="0.31020266848348699" table:formula="of:=ABS(([.D21]-[.I21])/[.D21])" table:style-name="ce1">
            <text:p>0,310202668</text:p>
          </table:table-cell>
          <table:table-cell office:value-type="float" office:value="79045.322499999791" table:formula="of:=([.C21]-[.$C$28])^2" table:style-name="ce1">
            <text:p>79045,3225</text:p>
          </table:table-cell>
          <table:table-cell office:value-type="float" office:value="-5996.527784454287" table:formula="of:=([.D21]-[.I21])" table:style-name="ce10">
            <text:p>-5996,53</text:p>
          </table:table-cell>
          <table:table-cell office:value-type="float" office:value="35958345.469732262" table:formula="of:=([.M21]-[.$B$65])^2" table:style-name="ce1">
            <text:p>35958345,47</text:p>
          </table:table-cell>
          <table:table-cell office:value-type="float" office:value="5996.527784454287" table:formula="of:=ABS([.M21])" table:style-name="ce1">
            <text:p>5996,527784</text:p>
          </table:table-cell>
          <table:table-cell office:value-type="float" office:value="9" table:formula="of:=RANK([.C21];[.C$2:.C$26];1)" table:style-name="ce1">
            <text:p>9</text:p>
          </table:table-cell>
          <table:table-cell office:value-type="float" office:value="18" table:formula="of:=RANK([.O21];[.O$2:.O$26];1)" table:style-name="ce1">
            <text:p>18</text:p>
          </table:table-cell>
          <table:table-cell office:value-type="float" office:value="81" table:formula="of:=ABS([.P21]-[.Q21])^2" table:style-name="ce1">
            <text:p>81</text:p>
          </table:table-cell>
          <table:table-cell office:value-type="float" office:value="35958345.46973224" table:formula="of:=[.M21]^2" table:style-name="ce1">
            <text:p>35958345,47</text:p>
          </table:table-cell>
          <table:table-cell office:value-type="float" office:value="126857053.2003486" table:formula="of:=([.M21]-[.M20])^2" table:style-name="ce1">
            <text:p>126857053,2</text:p>
          </table:table-cell>
          <table:table-cell office:value-type="float" office:value="1" table:formula="of:=RANK([.M21];[.M$2:.M$21];1)" table:style-name="ce1">
            <text:p>1</text:p>
          </table:table-cell>
          <table:table-cell table:number-columns-repeated="16363" table:style-name="ce1"/>
        </table:table-row>
        <table:table-row table:number-rows-repeated="5" table:style-name="ro3">
          <table:table-cell table:number-columns-repeated="4" table:style-name="ce12"/>
          <table:table-cell table:number-columns-repeated="3" table:style-name="ce3"/>
          <table:table-cell table:number-columns-repeated="16377" table:style-name="ce1"/>
        </table:table-row>
        <table:table-row table:style-name="ro3">
          <table:table-cell office:value-type="string" table:style-name="ce13">
            <text:p>Сумма ∑</text:p>
          </table:table-cell>
          <table:table-cell table:style-name="ce13"/>
          <table:table-cell office:value-type="float" office:value="205403" table:formula="of:=SUM([.C2:.C21])" table:style-name="ce14">
            <text:p>205 403</text:p>
          </table:table-cell>
          <table:table-cell office:value-type="float" office:value="521457" table:formula="of:=SUM([.D2:.D21])" table:style-name="ce14">
            <text:p>521 457</text:p>
          </table:table-cell>
          <table:table-cell office:value-type="float" office:value="5405075828" table:formula="of:=SUM([.E2:.E21])" table:style-name="ce13">
            <text:p>5405075828</text:p>
          </table:table-cell>
          <table:table-cell office:value-type="float" office:value="2128242611" table:formula="of:=SUM([.F2:.F21])" table:style-name="ce13">
            <text:p>2128242611</text:p>
          </table:table-cell>
          <table:table-cell office:value-type="float" office:value="14002612999" table:formula="of:=SUM([.G2:.G21])" table:style-name="ce13">
            <text:p>14002612999</text:p>
          </table:table-cell>
          <table:table-cell office:value-type="float" office:value="275163676.72657388" table:formula="of:=SUM([.H2:.H21])" table:style-name="ce13">
            <text:p>275163676,7</text:p>
          </table:table-cell>
          <table:table-cell office:value-type="float" office:value="521457" table:formula="of:=SUM([.I2:.I21])" table:style-name="ce13">
            <text:p>521457</text:p>
          </table:table-cell>
          <table:table-cell office:value-type="float" office:value="406742856.54999989" table:formula="of:=SUM([.J2:.J21])" table:style-name="ce14">
            <text:p>406 742 857</text:p>
          </table:table-cell>
          <table:table-cell office:value-type="float" office:value="2.4063251827559391" table:formula="of:=SUM([.K2:.K21])" table:style-name="ce13">
            <text:p>2,406325183</text:p>
          </table:table-cell>
          <table:table-cell office:value-type="float" office:value="18722990.550000001" table:formula="of:=SUM([.L2:.L21])" table:style-name="ce14">
            <text:p>18 722 991</text:p>
          </table:table-cell>
          <table:table-cell office:value-type="float" office:value="3.2741809263825417E-11" table:formula="of:=SUM([.M2:.M21])" table:style-name="ce14">
            <text:p>0</text:p>
          </table:table-cell>
          <table:table-cell office:value-type="float" office:value="275163676.72657394" table:formula="of:=SUM([.N2:.N21])" table:style-name="ce14">
            <text:p>275 163 677</text:p>
          </table:table-cell>
          <table:table-cell office:value-type="float" office:value="63218.598572737072" table:formula="of:=SUM([.O2:.O21])" table:style-name="ce13">
            <text:p>63218,59857</text:p>
          </table:table-cell>
          <table:table-cell office:value-type="float" office:value="210" table:formula="of:=SUM([.P2:.P21])" table:style-name="ce13">
            <text:p>210</text:p>
          </table:table-cell>
          <table:table-cell office:value-type="float" office:value="210" table:formula="of:=SUM([.Q2:.Q21])" table:style-name="ce13">
            <text:p>210</text:p>
          </table:table-cell>
          <table:table-cell office:value-type="float" office:value="1208" table:formula="of:=SUM([.R2:.R21])" table:style-name="ce13">
            <text:p>1208</text:p>
          </table:table-cell>
          <table:table-cell office:value-type="float" office:value="275163676.72657388" table:formula="of:=SUM([.S2:.S21])" table:style-name="ce13">
            <text:p>275163676,7</text:p>
          </table:table-cell>
          <table:table-cell office:value-type="float" office:value="615725222.68157518" table:formula="of:=SUM([.T2:.T21])" table:style-name="ce13">
            <text:p>615725222,7</text:p>
          </table:table-cell>
          <table:table-cell office:value-type="float" office:value="210" table:formula="of:=SUM([.U2:.U21])" table:style-name="ce13">
            <text:p>210</text:p>
          </table:table-cell>
          <table:table-cell office:value-type="float" office:value="0" table:formula="of:=SUM([.V2:.V21])" table:style-name="ce13">
            <text:p>0</text:p>
          </table:table-cell>
          <table:table-cell table:number-columns-repeated="16362"/>
        </table:table-row>
        <table:table-row table:style-name="ro3">
          <table:table-cell office:value-type="string" table:style-name="ce13">
            <text:p>Ср. знач.</text:p>
          </table:table-cell>
          <table:table-cell table:style-name="ce13"/>
          <table:table-cell office:value-type="float" office:value="10270.15" table:formula="of:=AVERAGE([.C2:.C21])" table:style-name="ce14">
            <text:p>10 270</text:p>
          </table:table-cell>
          <table:table-cell office:value-type="float" office:value="26072.85" table:formula="of:=AVERAGE([.D2:.D21])" table:style-name="ce14">
            <text:p>26 073</text:p>
          </table:table-cell>
          <table:table-cell office:value-type="float" office:value="270253791.39999998" table:formula="of:=AVERAGE([.E2:.E21])" table:style-name="ce13">
            <text:p>270253791,4</text:p>
          </table:table-cell>
          <table:table-cell office:value-type="float" office:value="106412130.55" table:formula="of:=AVERAGE([.F2:.F21])" table:style-name="ce13">
            <text:p>106412130,6</text:p>
          </table:table-cell>
          <table:table-cell office:value-type="float" office:value="700130649.95000005" table:formula="of:=AVERAGE([.G2:.G21])" table:style-name="ce13">
            <text:p>700130650</text:p>
          </table:table-cell>
          <table:table-cell office:value-type="float" office:value="13758183.836328695" table:formula="of:=AVERAGE([.H2:.H21])" table:style-name="ce13">
            <text:p>13758183,84</text:p>
          </table:table-cell>
          <table:table-cell office:value-type="float" office:value="26072.85" table:formula="of:=AVERAGE([.I2:.I21])" table:style-name="ce13">
            <text:p>26072,85</text:p>
          </table:table-cell>
          <table:table-cell office:value-type="float" office:value="20337142.827499993" table:formula="of:=AVERAGE([.J2:.J21])" table:style-name="ce13">
            <text:p>20337142,83</text:p>
          </table:table-cell>
          <table:table-cell office:value-type="float" office:value="0.12031625913779695" table:formula="of:=AVERAGE([.K2:.K21])" table:style-name="ce13">
            <text:p>0,120316259</text:p>
          </table:table-cell>
          <table:table-cell office:value-type="float" office:value="936149.52750000008" table:formula="of:=AVERAGE([.L2:.L21])" table:style-name="ce14">
            <text:p>936 150</text:p>
          </table:table-cell>
          <table:table-cell office:value-type="float" office:value="1.6370904631912709E-12" table:formula="of:=AVERAGE([.M2:.M21])" table:style-name="ce15">
            <text:p>0,00</text:p>
          </table:table-cell>
          <table:table-cell office:value-type="float" office:value="13758183.836328696" table:formula="of:=AVERAGE([.N2:.N21])" table:style-name="ce14">
            <text:p>13 758 184</text:p>
          </table:table-cell>
          <table:table-cell office:value-type="float" office:value="3160.9299286368537" table:formula="of:=AVERAGE([.O2:.O21])" table:style-name="ce13">
            <text:p>3160,929929</text:p>
          </table:table-cell>
          <table:table-cell office:value-type="float" office:value="10.5" table:formula="of:=AVERAGE([.P2:.P21])" table:style-name="ce13">
            <text:p>10,5</text:p>
          </table:table-cell>
          <table:table-cell office:value-type="float" office:value="10.5" table:formula="of:=AVERAGE([.Q2:.Q21])" table:style-name="ce13">
            <text:p>10,5</text:p>
          </table:table-cell>
          <table:table-cell office:value-type="float" office:value="60.4" table:formula="of:=AVERAGE([.R2:.R21])" table:style-name="ce13">
            <text:p>60,4</text:p>
          </table:table-cell>
          <table:table-cell office:value-type="float" office:value="13758183.836328695" table:formula="of:=AVERAGE([.S2:.S21])" table:style-name="ce13">
            <text:p>13758183,84</text:p>
          </table:table-cell>
          <table:table-cell office:value-type="float" office:value="32406590.667451326" table:formula="of:=AVERAGE([.T2:.T21])" table:style-name="ce13">
            <text:p>32406590,67</text:p>
          </table:table-cell>
          <table:table-cell office:value-type="float" office:value="10.5" table:formula="of:=AVERAGE([.U2:.U21])" table:style-name="ce13">
            <text:p>10,5</text:p>
          </table:table-cell>
          <table:table-cell office:value-type="float" office:value="0" table:formula="of:=AVERAGE([.V2:.V21])" table:style-name="ce13">
            <text:p>#ДЕЛ/0!</text:p>
          </table:table-cell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a</text:p>
          </table:table-cell>
          <table:table-cell office:value-type="float" office:value="-1153.0826053238234" table:formula="of:=[.D28]-([.B31]*[.C28])" table:style-name="ce16">
            <text:p>-1 153,08</text:p>
          </table:table-cell>
          <table:table-cell table:number-columns-repeated="10" table:style-name="ce1"/>
          <table:table-cell table:style-name="ce9"/>
          <table:table-cell table:number-columns-repeated="16371" table:style-name="ce1"/>
        </table:table-row>
        <table:table-row table:style-name="ro3">
          <table:table-cell office:value-type="string" table:style-name="ce1">
            <text:p>b</text:p>
          </table:table-cell>
          <table:table-cell office:value-type="float" office:value="2.6509771138029943" table:formula="of:=([.E28]-[.C28]*[.D28])/([.F28]-[.C28]^2)" table:style-name="ce16">
            <text:p>2,65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3">
            <text:p>Этап 1, Проверка адекватности</text:p>
          </table:table-cell>
          <table:table-cell table:number-columns-repeated="2" table:style-name="ce13"/>
          <table:table-cell table:number-columns-repeated="16381" table:style-name="ce1"/>
        </table:table-row>
        <table:table-row table:style-name="ro3">
          <table:table-cell office:value-type="string" table:style-name="ce1">
            <text:p>Sigma^2</text:p>
          </table:table-cell>
          <table:table-cell office:value-type="float" office:value="15286870.929254105" table:formula="of:=[.H27]/(20-2)" table:style-name="ce16">
            <text:p>15 286 870,9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r_xy</text:p>
          </table:table-cell>
          <table:table-cell office:value-type="float" office:value="0.56876599122743798" table:formula="of:=[.B31]*SQRT(([.F28]-[.C28]^2)/([.G28]-[.D28]^2))" table:style-name="ce16">
            <text:p>0,57</text:p>
          </table:table-cell>
          <table:table-cell office:value-type="string" table:style-name="ce1">
            <text:p><text:s/>Согласно полученного результата коэф. Корреляции можно сказать, что связь между x и y — заметная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R^2</text:p>
          </table:table-cell>
          <table:table-cell office:value-type="float" office:value="0.32349475277693363" table:formula="of:=1-[.H27]/[.J27]" table:style-name="ce16">
            <text:p>0,32</text:p>
          </table:table-cell>
          <table:table-cell office:value-type="string" table:style-name="ce1">
            <text:p>Это значит, что расчетные модели на 32%<text:span text:style-name="T2"><text:s/></text:span>объясняют зависимость между изучаемыми параметрами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A</text:p>
          </table:table-cell>
          <table:table-cell office:value-type="float" office:value="12.031625913779695" table:formula="of:=[.K27]/20*100" table:style-name="ce16">
            <text:p>12,03</text:p>
          </table:table-cell>
          <table:table-cell office:value-type="string" table:style-name="ce1">
            <text:p>Качество построенной модели не совсем хорошее, так как превышает 10%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AIC</text:p>
          </table:table-cell>
          <table:table-cell office:value-type="float" office:value="16.642504908777131" table:formula="of:=LN([.B33])+2*1/20" table:style-name="ce16">
            <text:p>16,64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C</text:p>
          </table:table-cell>
          <table:table-cell office:value-type="float" office:value="16.69229152245483" table:formula="of:=LN([.B33])+1*LN(20)/20" table:style-name="ce16">
            <text:p>16,69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HQ</text:p>
          </table:table-cell>
          <table:table-cell office:value-type="float" office:value="18.597364343795377" table:formula="of:=LN([.B33])+2*1+LN(LN(20))/20" table:style-name="ce16">
            <text:p>18,60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3">
            <text:p>Этап 2. Проверка значимости уравнения регрессии</text:p>
          </table:table-cell>
          <table:table-cell table:number-columns-repeated="3" table:style-name="ce13"/>
          <table:table-cell table:number-columns-repeated="16380"/>
        </table:table-row>
        <table:table-row table:style-name="ro3">
          <table:table-cell office:value-type="string" table:style-name="ce1">
            <text:p>H0: b = 0 То есть коэф при регрессорах равны 0 и уравнение не значимо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<text:s/>H1: b ≠ 0 То есть линейная связь между переменными существует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F_расч</text:p>
          </table:table-cell>
          <table:table-cell office:value-type="float" office:value="8.6073324248210952" table:formula="of:=[.B34]^2/(1-[.B34]^2)*(20-2)" table:style-name="ce16">
            <text:p>8,61</text:p>
          </table:table-cell>
          <table:table-cell office:value-type="string" table:style-name="ce1">
            <text:p>Так как F_расч &gt; F_табл, то отклоняем гипотезу H0 и принимаем H1, уравнение регрессии признается статистически значимым.</text:p>
          </table:table-cell>
          <table:table-cell table:number-columns-repeated="16381" table:style-name="ce1"/>
        </table:table-row>
        <table:table-row table:style-name="ro3">
          <table:table-cell office:value-type="string" table:style-name="ce1">
            <text:p>F_табл</text:p>
          </table:table-cell>
          <table:table-cell office:value-type="float" office:value="4.4138734191705664" table:formula="of:=LEGACY.FINV(0.05;1;18)" table:style-name="ce16">
            <text:p>4,41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Оцениваем отдельные понятия уравнения регрессии</text:p>
          </table:table-cell>
          <table:table-cell table:number-columns-repeated="3" table:style-name="ce1"/>
          <table:table-cell office:value-type="string" table:style-name="ce1">
            <text:p>H0: b = 0, коэф b не значим</text:p>
          </table:table-cell>
          <table:table-cell table:number-columns-repeated="2" table:style-name="ce1"/>
          <table:table-cell office:value-type="string" table:style-name="ce1">
            <text:p>H1: b ≠ 0, коэф b значим</text:p>
          </table:table-cell>
          <table:table-cell table:number-columns-repeated="16376"/>
        </table:table-row>
        <table:table-row table:style-name="ro3">
          <table:table-cell office:value-type="string" table:style-name="ce1">
            <text:p>m_b Стандартная ошибка коэффициента регрессии</text:p>
          </table:table-cell>
          <table:table-cell office:value-type="float" office:value="0.90359057084600836" table:formula="of:=SQRT([.H27]/(20-2)/[.L27])" table:style-name="ce16">
            <text:p>0,90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_b фактическое значение t – критерия Стьюдента</text:p>
          </table:table-cell>
          <table:table-cell office:value-type="float" office:value="2.9338255614165534" table:formula="of:=[.B31]/[.B50]" table:style-name="ce16">
            <text:p>2,93</text:p>
          </table:table-cell>
          <table:table-cell table:number-columns-repeated="2" table:style-name="ce1"/>
          <table:table-cell office:value-type="string" table:style-name="ce1">
            <text:p>Так как t_b &gt; t_табл, то мы отклоняем гипотезу H0</text:p>
          </table:table-cell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m_a Стандартная ошибка параметра а определяется</text:p>
          </table:table-cell>
          <table:table-cell office:value-type="float" office:value="9321.1019820817928" table:formula="of:=SQRT([.B33]*[.F27]/(20*[.L27]))" table:style-name="ce16">
            <text:p>9 321,10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_a <text:s text:c="4"/>t – критерий<text:s/></text:p>
          </table:table-cell>
          <table:table-cell office:value-type="float" office:value="-0.12370668270129705" table:formula="of:=[.B30]/[.B53]" table:style-name="ce16">
            <text:p>-0,12</text:p>
          </table:table-cell>
          <table:table-cell office:value-type="string" table:style-name="ce1">
            <text:p>Так как t_a &lt; t_табл, то мы принимаем гипотезу H0 и коэф a <text:s/>не значим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m_r ошибка коэффициента корреляции<text:s/></text:p>
          </table:table-cell>
          <table:table-cell office:value-type="float" office:value="0.19386496549331989" table:formula="of:=SQRT((1-[.B34]^2)/(20-2))" table:style-name="ce16">
            <text:p>0,19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_r Фактическое значение t – критерия Стьюдента<text:s/></text:p>
          </table:table-cell>
          <table:table-cell office:value-type="float" office:value="2.9338255614165432" table:formula="of:=SQRT([.B34]^2*(20-2)/(1-[.B34]^2))" table:style-name="ce16">
            <text:p>2,93</text:p>
          </table:table-cell>
          <table:table-cell office:value-type="string" table:style-name="ce1">
            <text:p>Так как t_r &gt; t_табл, то мы отклоняем гипотезу H0, значит коэф корреляции значим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t_табл табличное значение распределения Стъюдента для вероятности р=0,05, и степени свободы m=n-2</text:p>
          </table:table-cell>
          <table:table-cell office:value-type="float" office:value="2.1009220402410378" table:formula="of:=TINV(0.05;18)" table:style-name="ce16">
            <text:p>2,10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3">
            <text:p>Этап 3 Проверка выполняемости условий классической линейной регрессионной модели</text:p>
          </table:table-cell>
          <table:table-cell table:number-columns-repeated="6" table:style-name="ce13"/>
          <table:table-cell table:number-columns-repeated="16377" table:style-name="ce1"/>
        </table:table-row>
        <table:table-row table:style-name="ro3">
          <table:table-cell office:value-type="string" table:style-name="ce1">
            <text:p>а) Проверка условия математическое ожидание остатков равно нулю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H0: Мат.ожид ошибки = 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H1: Мат.ожид. Ошибки ≠ 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mu</text:p>
          </table:table-cell>
          <table:table-cell office:value-type="float" office:value="1.6370904631912709E-12" table:formula="of:=[.M27]/20" table:style-name="ce1">
            <text:p>1,63709E-12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Sigma</text:p>
          </table:table-cell>
          <table:table-cell office:value-type="float" office:value="3805.5615584408615" table:formula="of:=SQRT([.N27]/19)" table:style-name="ce1">
            <text:p>3805,561558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_расч</text:p>
          </table:table-cell>
          <table:table-cell office:value-type="float" office:value="1.9238398879097704E-15" table:formula="of:=[.B65]/([.B66]/SQRT(20))" table:style-name="ce1">
            <text:p>1,92384E-15</text:p>
          </table:table-cell>
          <table:table-cell office:value-type="string" table:style-name="ce1">
            <text:p><text:s text:c="3"/>По скольку t_табл &gt; t_расч, то мы принимаем H0, следовательно мат.ожидание = 0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t_табл</text:p>
          </table:table-cell>
          <table:table-cell office:value-type="float" office:value="2.1009220402410378" table:formula="of:=TINV(0.05;20-2)" table:style-name="ce1">
            <text:p>2,10092204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б) Проверка условия D(eps) = const (дисперсия остатков постоянна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H0: D(ESP) = const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H1: D(esp) ≠ const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ro</text:p>
          </table:table-cell>
          <table:table-cell office:value-type="float" office:value="-6.6666666666665986E-3" table:formula="of:=1-6*[.R27]/(20*(361-1))" table:style-name="ce16">
            <text:p>-0,01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t_расч</text:p>
          </table:table-cell>
          <table:table-cell office:value-type="float" office:value="-2.8284899807774752E-2" table:formula="of:=[.B74]*SQRT(20-2)/SQRT(1-[.B74]^2)" table:style-name="ce16">
            <text:p>-0,03</text:p>
          </table:table-cell>
          <table:table-cell office:value-type="string" table:style-name="ce1">
            <text:p><text:s text:c="2"/>По скольку t_расч &lt; t_набл, то мы принимаем H0, следовательно D(esp) = const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t_табл</text:p>
          </table:table-cell>
          <table:table-cell office:value-type="float" office:value="2.1009220402410378" table:formula="of:=TINV(0.05;20-2)" table:style-name="ce16">
            <text:p>2,10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в) <text:s/>Проверка условия cov(eps_i И eps_j) = 0 ( остатки не коррелированы 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H0: cov = 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H1: cov ≠ <text:s/>0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d</text:p>
          </table:table-cell>
          <table:table-cell office:value-type="float" office:value="2.2376689758125754" table:formula="of:=[.T27]/[.S27]" table:style-name="ce1">
            <text:p>2,237668976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d_l</text:p>
          </table:table-cell>
          <table:table-cell office:value-type="float" office:value="1.2" table:style-name="ce1">
            <text:p>1,2</text:p>
          </table:table-cell>
          <table:table-cell office:value-type="string" table:style-name="ce1">
            <text:p><text:s/>Для к = 1, n = 20, коэф = 0,05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d_u</text:p>
          </table:table-cell>
          <table:table-cell office:value-type="float" office:value="1.41" table:style-name="ce1">
            <text:p>1,41</text:p>
          </table:table-cell>
          <table:table-cell office:value-type="string" table:style-name="ce1">
            <text:p><text:s/>По скольку d попадает в интервал принятия H0, то сделаем вывод, что автокорреляция отсутствует cov = 0</text:p>
          </table:table-cell>
          <table:table-cell table:number-columns-repeated="1638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г) <text:s text:c="2"/>остатки есть нормально распределенная случайная величина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Н0 <text:s text:c="2"/>распределение остатков нормально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Н1 остатки не распределены по нормальному закону распределения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m1 экцесс</text:p>
          </table:table-cell>
          <table:table-cell office:value-type="float" office:value="1.1517169659735966" table:formula="of:=KURT([.K2:.K21])" table:style-name="ce1">
            <text:p>1,151716966</text:p>
          </table:table-cell>
          <table:table-cell table:number-columns-repeated="16382" table:style-name="ce1"/>
        </table:table-row>
        <table:table-row table:style-name="ro5">
          <table:table-cell office:value-type="string" table:style-name="ce17">
            <text:p>m2 коэфф ассиметрии</text:p>
          </table:table-cell>
          <table:table-cell office:value-type="float" office:value="0.87535246324595162" table:formula="of:=SKEW([.K2:.K21])" table:style-name="ce1">
            <text:p>0,87535246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JB</text:p>
          </table:table-cell>
          <table:table-cell office:value-type="float" office:value="0.59376054255799704" table:formula="of:=18*([.B90]^2/6-([.B91]-3)^2/24)" table:style-name="ce1">
            <text:p>0,593760543</text:p>
          </table:table-cell>
          <table:table-cell table:number-columns-repeated="16382" table:style-name="ce1"/>
        </table:table-row>
        <table:table-row table:style-name="ro3">
          <table:table-cell office:value-type="string" table:style-name="ce1">
            <text:p>X^2_табл</text:p>
          </table:table-cell>
          <table:table-cell office:value-type="float" office:value="9.3904550806889837" table:formula="of:=CHISQINV(0.05;18)" table:style-name="ce1">
            <text:p>9,390455081</text:p>
          </table:table-cell>
          <table:table-cell table:number-columns-repeated="16382" table:style-name="ce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table:number-columns-repeated="4" table:style-name="ce13"/>
          <table:table-cell table:number-columns-repeated="16380"/>
        </table:table-row>
        <table:table-row table:style-name="ro5">
          <table:table-cell table:style-name="ce17"/>
          <table:table-cell table:number-columns-repeated="16383" table:style-name="ce1"/>
        </table:table-row>
        <table:table-row table:number-rows-repeated="11" table:style-name="ro3">
          <table:table-cell table:number-columns-repeated="16384"/>
        </table:table-row>
        <table:table-row table:style-name="ro6">
          <table:table-cell table:style-name="ce18"/>
          <table:table-cell table:number-columns-repeated="16383" table:style-name="ce1"/>
        </table:table-row>
        <table:table-row table:number-rows-repeated="10484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36">
      <number:number number:decimal-places="1" number:min-decimal-places="1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Страница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Руслан Ахметов</meta:initial-creator>
    <dc:creator>Руслан Ахметов</dc:creator>
    <meta:creation-date>2023-03-19T11:26:26Z</meta:creation-date>
    <dc:date>2023-10-17T08:15:51Z</dc:date>
    <meta:editing-cycles>7</meta:editing-cycles>
    <meta:editing-duration>PT6337S</meta:editing-duration>
    <meta:user-defined meta:name="ProgId">Excel.Sheet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">
      <number:number number:decimal-places="0" number:min-decimal-places="0" number:min-integer-digits="1" number:grouping="true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000">
      <style:chart-properties chart:regression-type="linear"/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Axs0" style:data-style-name="N3">
      <style:chart-properties chart:gap-width="150" chart:overlap="0" chart:link-data-style-to-source="true" chart:visible="true" chart:logarithmic="false" chart:minimum="15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3">
      <style:chart-properties chart:link-data-style-to-source="true" chart:visible="true" chart:logarithmic="false" chart:minimum="80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interpolation="cubic-splin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4.6077952755905pt" svg:width="453.4012598425197pt" chart:style-name="Crt0">
        <chart:title chart:style-name="CT00">
          <text:p text:style-name="a0" text:class-names="" text:cond-style-name="">Зависимость<text:s text:c="1"/>y<text:s text:c="1"/>от<text:s text:c="1"/>x</text:p>
        </chart:title>
        <chart:plot-area svg:x="4.79015748031496pt" svg:y="38.76125984251968pt" svg:width="426.2607086614173pt" svg:height="210.7447244094488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values-cell-range-address="Лист1.$D$2:.$D$21" chart:class="chart:scatter" chart:attached-axis="primary-y" chart:style-name="G0S0">
            <chart:domain table:cell-range-address="Лист1.$C$2:.$C$21"/>
            <chart:regression-curve chart:style-name="T000">
              <chart:equation chart:automatic-content="true" chart:display-equation="true" chart:display-r-square="true" svg:x="219.0pt" svg:y="78.0pt" chart:style-name="TL000"/>
            </chart:regression-curve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